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0.5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000" calcext:value-type="float">
            <text:p>2700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0" calcext:value-type="float">
            <text:p>270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00" calcext:value-type="float">
            <text:p>270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000" calcext:value-type="float">
            <text:p>810000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0000" calcext:value-type="float">
            <text:p>810000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0000" calcext:value-type="float">
            <text:p>810000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0000" calcext:value-type="float">
            <text:p>810000</text:p>
          </table:table-cell>
          <table:table-cell office:value-type="float" office:value="67" calcext:value-type="float">
            <text:p>6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0000" calcext:value-type="float">
            <text:p>810000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2112" calcext:value-type="float">
            <text:p>211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2165" calcext:value-type="float">
            <text:p>216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2186" calcext:value-type="float">
            <text:p>218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2163" calcext:value-type="float">
            <text:p>216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2140" calcext:value-type="float">
            <text:p>214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6877" calcext:value-type="float">
            <text:p>6877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6721" calcext:value-type="float">
            <text:p>672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6700" calcext:value-type="float">
            <text:p>670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6711" calcext:value-type="float">
            <text:p>6711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6699" calcext:value-type="float">
            <text:p>6699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6674" calcext:value-type="float">
            <text:p>667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000" calcext:value-type="float">
            <text:p>270000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0" calcext:value-type="float">
            <text:p>270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00" calcext:value-type="float">
            <text:p>270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000" calcext:value-type="float">
            <text:p>81000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0000" calcext:value-type="float">
            <text:p>81000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0000" calcext:value-type="float">
            <text:p>81000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2643" calcext:value-type="float">
            <text:p>264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2702" calcext:value-type="float">
            <text:p>270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2661" calcext:value-type="float">
            <text:p>266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2724" calcext:value-type="float">
            <text:p>272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2686" calcext:value-type="float">
            <text:p>2686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2651" calcext:value-type="float">
            <text:p>2651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0671" calcext:value-type="float">
            <text:p>1067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0745" calcext:value-type="float">
            <text:p>1074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0639" calcext:value-type="float">
            <text:p>1063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0647" calcext:value-type="float">
            <text:p>10647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0666" calcext:value-type="float">
            <text:p>10666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0645" calcext:value-type="float">
            <text:p>10645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41689" calcext:value-type="float">
            <text:p>4168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41218" calcext:value-type="float">
            <text:p>4121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41213" calcext:value-type="float">
            <text:p>41213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41931" calcext:value-type="float">
            <text:p>41931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45600" calcext:value-type="float">
            <text:p>4560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44124" calcext:value-type="float">
            <text:p>4412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000" calcext:value-type="float">
            <text:p>270000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000" calcext:value-type="float">
            <text:p>810000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0000" calcext:value-type="float">
            <text:p>81000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0000" calcext:value-type="float">
            <text:p>810000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0000" calcext:value-type="float">
            <text:p>810000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0000" calcext:value-type="float">
            <text:p>810000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302" calcext:value-type="float">
            <text:p>330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81" calcext:value-type="float">
            <text:p>328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91" calcext:value-type="float">
            <text:p>329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321" calcext:value-type="float">
            <text:p>3321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95" calcext:value-type="float">
            <text:p>3295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376" calcext:value-type="float">
            <text:p>3376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413" calcext:value-type="float">
            <text:p>1041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345" calcext:value-type="float">
            <text:p>1034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344" calcext:value-type="float">
            <text:p>1034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356" calcext:value-type="float">
            <text:p>1035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345" calcext:value-type="float">
            <text:p>10345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325" calcext:value-type="float">
            <text:p>10325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00" calcext:value-type="float">
            <text:p>270000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0000" calcext:value-type="float">
            <text:p>81000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5279" calcext:value-type="float">
            <text:p>527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5399" calcext:value-type="float">
            <text:p>5399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5437" calcext:value-type="float">
            <text:p>5437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5619" calcext:value-type="float">
            <text:p>5619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5679" calcext:value-type="float">
            <text:p>5679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5767" calcext:value-type="float">
            <text:p>5767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20609" calcext:value-type="float">
            <text:p>2060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21211" calcext:value-type="float">
            <text:p>2121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21136" calcext:value-type="float">
            <text:p>21136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21449" calcext:value-type="float">
            <text:p>21449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20701" calcext:value-type="float">
            <text:p>2070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20589" calcext:value-type="float">
            <text:p>20589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000" calcext:value-type="float">
            <text:p>2700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0" calcext:value-type="float">
            <text:p>270000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00" calcext:value-type="float">
            <text:p>270000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000" calcext:value-type="float">
            <text:p>81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0000" calcext:value-type="float">
            <text:p>8100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0000" calcext:value-type="float">
            <text:p>81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0000" calcext:value-type="float">
            <text:p>8100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0000" calcext:value-type="float">
            <text:p>81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08" calcext:value-type="float">
            <text:p>3208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17" calcext:value-type="float">
            <text:p>321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06" calcext:value-type="float">
            <text:p>3206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12" calcext:value-type="float">
            <text:p>321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08" calcext:value-type="float">
            <text:p>320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3216" calcext:value-type="float">
            <text:p>3216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267" calcext:value-type="float">
            <text:p>10267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253" calcext:value-type="float">
            <text:p>10253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265" calcext:value-type="float">
            <text:p>1026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280" calcext:value-type="float">
            <text:p>1028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257" calcext:value-type="float">
            <text:p>1025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10261" calcext:value-type="float">
            <text:p>10261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000" calcext:value-type="float">
            <text:p>810000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0000" calcext:value-type="float">
            <text:p>810000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0000" calcext:value-type="float">
            <text:p>810000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0000" calcext:value-type="float">
            <text:p>810000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0000" calcext:value-type="float">
            <text:p>810000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70000" calcext:value-type="float">
            <text:p>2187000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5033" calcext:value-type="float">
            <text:p>503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5014" calcext:value-type="float">
            <text:p>501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5045" calcext:value-type="float">
            <text:p>504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5026" calcext:value-type="float">
            <text:p>502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5039" calcext:value-type="float">
            <text:p>5039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10000" calcext:value-type="float">
            <text:p>65610000</text:p>
          </table:table-cell>
          <table:table-cell office:value-type="float" office:value="5026" calcext:value-type="float">
            <text:p>5026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62" calcext:value-type="float">
            <text:p>206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065" calcext:value-type="float">
            <text:p>206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0" calcext:value-type="float">
            <text:p>40000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0" calcext:value-type="float">
            <text:p>40000</text:p>
          </table:table-cell>
          <table:table-cell office:value-type="float" office:value="2069" calcext:value-type="float">
            <text:p>2069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207" calcext:value-type="float">
            <text:p>3207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232" calcext:value-type="float">
            <text:p>323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3265" calcext:value-type="float">
            <text:p>326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3286" calcext:value-type="float">
            <text:p>328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3257" calcext:value-type="float">
            <text:p>325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3222" calcext:value-type="float">
            <text:p>322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412" calcext:value-type="float">
            <text:p>641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office:value-type="float" office:value="6514" calcext:value-type="float">
            <text:p>651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0" calcext:value-type="float">
            <text:p>70000</text:p>
          </table:table-cell>
          <table:table-cell office:value-type="float" office:value="6513" calcext:value-type="float">
            <text:p>6513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0" calcext:value-type="float">
            <text:p>70000</text:p>
          </table:table-cell>
          <table:table-cell office:value-type="float" office:value="6460" calcext:value-type="float">
            <text:p>646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0" calcext:value-type="float">
            <text:p>70000</text:p>
          </table:table-cell>
          <table:table-cell office:value-type="float" office:value="6371" calcext:value-type="float">
            <text:p>637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0" calcext:value-type="float">
            <text:p>70000</text:p>
          </table:table-cell>
          <table:table-cell office:value-type="float" office:value="6346" calcext:value-type="float">
            <text:p>6346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10551" calcext:value-type="float">
            <text:p>1055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10660" calcext:value-type="float">
            <text:p>1066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10643" calcext:value-type="float">
            <text:p>10643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10592" calcext:value-type="float">
            <text:p>1059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10759" calcext:value-type="float">
            <text:p>10759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10620" calcext:value-type="float">
            <text:p>1062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819" calcext:value-type="float">
            <text:p>1881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807" calcext:value-type="float">
            <text:p>1880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531" calcext:value-type="float">
            <text:p>1853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444" calcext:value-type="float">
            <text:p>1844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457" calcext:value-type="float">
            <text:p>1845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509" calcext:value-type="float">
            <text:p>18509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828" calcext:value-type="float">
            <text:p>28828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839" calcext:value-type="float">
            <text:p>28839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773" calcext:value-type="float">
            <text:p>28773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783" calcext:value-type="float">
            <text:p>28783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894" calcext:value-type="float">
            <text:p>2889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793" calcext:value-type="float">
            <text:p>28793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0" calcext:value-type="float">
            <text:p>4000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0" calcext:value-type="float">
            <text:p>4000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1984" calcext:value-type="float">
            <text:p>198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0" calcext:value-type="float">
            <text:p>70000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0" calcext:value-type="float">
            <text:p>70000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0" calcext:value-type="float">
            <text:p>70000</text:p>
          </table:table-cell>
          <table:table-cell office:value-type="float" office:value="1994" calcext:value-type="float">
            <text:p>199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0" calcext:value-type="float">
            <text:p>70000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3300" calcext:value-type="float">
            <text:p>330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3288" calcext:value-type="float">
            <text:p>328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3291" calcext:value-type="float">
            <text:p>3291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3302" calcext:value-type="float">
            <text:p>330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3287" calcext:value-type="float">
            <text:p>328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3294" calcext:value-type="float">
            <text:p>329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859" calcext:value-type="float">
            <text:p>585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office:value-type="float" office:value="5842" calcext:value-type="float">
            <text:p>5842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5855" calcext:value-type="float">
            <text:p>585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842" calcext:value-type="float">
            <text:p>584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5851" calcext:value-type="float">
            <text:p>5851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00" calcext:value-type="float">
            <text:p>120000</text:p>
          </table:table-cell>
          <table:table-cell office:value-type="float" office:value="5845" calcext:value-type="float">
            <text:p>5845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133" calcext:value-type="float">
            <text:p>913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138" calcext:value-type="float">
            <text:p>913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0" calcext:value-type="float">
            <text:p>150000</text:p>
          </table:table-cell>
          <table:table-cell office:value-type="float" office:value="9137" calcext:value-type="float">
            <text:p>9137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9143" calcext:value-type="float">
            <text:p>9143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00" calcext:value-type="float">
            <text:p>150000</text:p>
          </table:table-cell>
          <table:table-cell office:value-type="float" office:value="9144" calcext:value-type="float">
            <text:p>914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" calcext:value-type="float">
            <text:p>150000</text:p>
          </table:table-cell>
          <table:table-cell office:value-type="float" office:value="9123" calcext:value-type="float">
            <text:p>9123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" calcext:value-type="float">
            <text:p>3000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0" calcext:value-type="float">
            <text:p>4000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0" calcext:value-type="float">
            <text:p>4000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0" calcext:value-type="float">
            <text:p>7000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0" calcext:value-type="float">
            <text:p>7000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0" calcext:value-type="float">
            <text:p>7000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0" calcext:value-type="float">
            <text:p>7000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2782" calcext:value-type="float">
            <text:p>2782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2764" calcext:value-type="float">
            <text:p>276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2782" calcext:value-type="float">
            <text:p>278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2768" calcext:value-type="float">
            <text:p>276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000" calcext:value-type="float">
            <text:p>90000</text:p>
          </table:table-cell>
          <table:table-cell office:value-type="float" office:value="2780" calcext:value-type="float">
            <text:p>2780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00" calcext:value-type="float">
            <text:p>90000</text:p>
          </table:table-cell>
          <table:table-cell office:value-type="float" office:value="2778" calcext:value-type="float">
            <text:p>2778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4923" calcext:value-type="float">
            <text:p>4923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office:value-type="float" office:value="4951" calcext:value-type="float">
            <text:p>495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4948" calcext:value-type="float">
            <text:p>494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00" calcext:value-type="float">
            <text:p>120000</text:p>
          </table:table-cell>
          <table:table-cell office:value-type="float" office:value="4940" calcext:value-type="float">
            <text:p>4940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00" calcext:value-type="float">
            <text:p>120000</text:p>
          </table:table-cell>
          <table:table-cell office:value-type="float" office:value="4922" calcext:value-type="float">
            <text:p>492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00" calcext:value-type="float">
            <text:p>120000</text:p>
          </table:table-cell>
          <table:table-cell office:value-type="float" office:value="4950" calcext:value-type="float">
            <text:p>4950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7709" calcext:value-type="float">
            <text:p>770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office:value-type="float" office:value="7716" calcext:value-type="float">
            <text:p>7716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744" calcext:value-type="float">
            <text:p>7744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7722" calcext:value-type="float">
            <text:p>7722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00" calcext:value-type="float">
            <text:p>150000</text:p>
          </table:table-cell>
          <table:table-cell office:value-type="float" office:value="7702" calcext:value-type="float">
            <text:p>7702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" calcext:value-type="float">
            <text:p>150000</text:p>
          </table:table-cell>
          <table:table-cell office:value-type="float" office:value="7721" calcext:value-type="float">
            <text:p>7721</text:p>
          </table:table-cell>
          <table:table-cell/>
          <table:table-cell table:style-name="Default"/>
        </table:table-row>
        <table:table-row table:style-name="ro1" table:number-rows-repeated="854">
          <table:table-cell table:number-columns-repeated="4"/>
          <table:table-cell table:style-name="Default"/>
        </table:table-row>
        <table:table-row table:style-name="ro1" table:number-rows-repeated="486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10467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ubblesort" table:style-name="ta1">
        <table:shapes>
          <draw:frame draw:z-index="0" draw:style-name="gr1" draw:text-style-name="P1" svg:width="7.9894in" svg:height="4.3768in" svg:x="1.8173in" svg:y="0.0394in">
            <draw:object draw:notify-on-update-of-ranges="bubblesort.A1:bubblesort.A1 bubblesort.A2:bubblesort.A10 bubblesort.B1:bubblesort.B1 bubblesort.B2:bubblesort.B1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325:.B330])" office:value-type="float" office:value="10000" calcext:value-type="float">
            <text:p>10000</text:p>
          </table:table-cell>
          <table:table-cell table:formula="of:=AVERAGE([dados.C325:.C330])" office:value-type="float" office:value="106.5" calcext:value-type="float">
            <text:p>106.5</text:p>
          </table:table-cell>
        </table:table-row>
        <table:table-row table:style-name="ro1">
          <table:table-cell table:formula="of:=AVERAGE([dados.B331:.B336])" office:value-type="float" office:value="20000" calcext:value-type="float">
            <text:p>20000</text:p>
          </table:table-cell>
          <table:table-cell table:formula="of:=AVERAGE([dados.C331:.C336])" office:value-type="float" office:value="479.5" calcext:value-type="float">
            <text:p>479.5</text:p>
          </table:table-cell>
        </table:table-row>
        <table:table-row table:style-name="ro1">
          <table:table-cell table:formula="of:=AVERAGE([dados.B337:.B342])" office:value-type="float" office:value="30000" calcext:value-type="float">
            <text:p>30000</text:p>
          </table:table-cell>
          <table:table-cell table:formula="of:=AVERAGE([dados.C337:.C342])" office:value-type="float" office:value="1124.83333333333" calcext:value-type="float">
            <text:p>1124.8333333333</text:p>
          </table:table-cell>
        </table:table-row>
        <table:table-row table:style-name="ro1">
          <table:table-cell table:formula="of:=AVERAGE([dados.B343:.B348])" office:value-type="float" office:value="40000" calcext:value-type="float">
            <text:p>40000</text:p>
          </table:table-cell>
          <table:table-cell table:formula="of:=AVERAGE([dados.C343:.C348])" office:value-type="float" office:value="2067.16666666667" calcext:value-type="float">
            <text:p>2067.1666666667</text:p>
          </table:table-cell>
        </table:table-row>
        <table:table-row table:style-name="ro1">
          <table:table-cell table:formula="of:=AVERAGE([dados.B349:.B354])" office:value-type="float" office:value="50000" calcext:value-type="float">
            <text:p>50000</text:p>
          </table:table-cell>
          <table:table-cell table:formula="of:=AVERAGE([dados.C349:.C354])" office:value-type="float" office:value="3244.83333333333" calcext:value-type="float">
            <text:p>3244.8333333333</text:p>
          </table:table-cell>
        </table:table-row>
        <table:table-row table:style-name="ro1">
          <table:table-cell table:formula="of:=AVERAGE([dados.B355:.B360])" office:value-type="float" office:value="70000" calcext:value-type="float">
            <text:p>70000</text:p>
          </table:table-cell>
          <table:table-cell table:formula="of:=AVERAGE([dados.C355:.C360])" office:value-type="float" office:value="6436" calcext:value-type="float">
            <text:p>6436</text:p>
          </table:table-cell>
        </table:table-row>
        <table:table-row table:style-name="ro1">
          <table:table-cell table:formula="of:=AVERAGE([dados.B361:.B366])" office:value-type="float" office:value="90000" calcext:value-type="float">
            <text:p>90000</text:p>
          </table:table-cell>
          <table:table-cell table:formula="of:=AVERAGE([dados.C361:.C366])" office:value-type="float" office:value="10637.5" calcext:value-type="float">
            <text:p>10637.5</text:p>
          </table:table-cell>
        </table:table-row>
        <table:table-row table:style-name="ro1">
          <table:table-cell table:formula="of:=AVERAGE([dados.B367:.B372])" office:value-type="float" office:value="120000" calcext:value-type="float">
            <text:p>120000</text:p>
          </table:table-cell>
          <table:table-cell table:formula="of:=AVERAGE([dados.C367:.C372])" office:value-type="float" office:value="18594.5" calcext:value-type="float">
            <text:p>18594.5</text:p>
          </table:table-cell>
        </table:table-row>
        <table:table-row table:style-name="ro1">
          <table:table-cell table:formula="of:=AVERAGE([dados.B373:.B378])" office:value-type="float" office:value="150000" calcext:value-type="float">
            <text:p>150000</text:p>
          </table:table-cell>
          <table:table-cell table:formula="of:=AVERAGE([dados.C373:.C378])" office:value-type="float" office:value="28818.3333333333" calcext:value-type="float">
            <text:p>28818.3333333333</text:p>
          </table:table-cell>
        </table:table-row>
      </table:table>
      <table:table table:name="selectsort" table:style-name="ta1">
        <table:shapes>
          <draw:frame draw:z-index="0" draw:style-name="gr1" draw:text-style-name="P1" svg:width="9.1004in" svg:height="4.7465in" svg:x="1.8173in" svg:y="0.0394in">
            <draw:object draw:notify-on-update-of-ranges="selectsort.A2:selectsort.A10 selectsort.A2:selectsort.A10 selectsort.B1:selectsort.B1 selectsort.B2:selectsort.B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379:.B384])" office:value-type="float" office:value="10000" calcext:value-type="float">
            <text:p>10000</text:p>
          </table:table-cell>
          <table:table-cell table:formula="of:=AVERAGE([dados.C379:.C384])" office:value-type="float" office:value="42" calcext:value-type="float">
            <text:p>42</text:p>
          </table:table-cell>
        </table:table-row>
        <table:table-row table:style-name="ro1">
          <table:table-cell table:formula="of:=AVERAGE([dados.B385:.B390])" office:value-type="float" office:value="20000" calcext:value-type="float">
            <text:p>20000</text:p>
          </table:table-cell>
          <table:table-cell table:formula="of:=AVERAGE([dados.C385:.C390])" office:value-type="float" office:value="163.666666666667" calcext:value-type="float">
            <text:p>163.6666666667</text:p>
          </table:table-cell>
        </table:table-row>
        <table:table-row table:style-name="ro1">
          <table:table-cell table:formula="of:=AVERAGE([dados.B391:.B396])" office:value-type="float" office:value="30000" calcext:value-type="float">
            <text:p>30000</text:p>
          </table:table-cell>
          <table:table-cell table:formula="of:=AVERAGE([dados.C391:.C396])" office:value-type="float" office:value="366.666666666667" calcext:value-type="float">
            <text:p>366.6666666667</text:p>
          </table:table-cell>
        </table:table-row>
        <table:table-row table:style-name="ro1">
          <table:table-cell table:formula="of:=AVERAGE([dados.B397:.B402])" office:value-type="float" office:value="40000" calcext:value-type="float">
            <text:p>40000</text:p>
          </table:table-cell>
          <table:table-cell table:formula="of:=AVERAGE([dados.C397:.C402])" office:value-type="float" office:value="651.166666666667" calcext:value-type="float">
            <text:p>651.1666666667</text:p>
          </table:table-cell>
        </table:table-row>
        <table:table-row table:style-name="ro1">
          <table:table-cell table:formula="of:=AVERAGE([dados.B403:.B408])" office:value-type="float" office:value="50000" calcext:value-type="float">
            <text:p>50000</text:p>
          </table:table-cell>
          <table:table-cell table:formula="of:=AVERAGE([dados.C403:.C408])" office:value-type="float" office:value="1015.5" calcext:value-type="float">
            <text:p>1015.5</text:p>
          </table:table-cell>
        </table:table-row>
        <table:table-row table:style-name="ro1">
          <table:table-cell table:formula="of:=AVERAGE([dados.B409:.B414])" office:value-type="float" office:value="70000" calcext:value-type="float">
            <text:p>70000</text:p>
          </table:table-cell>
          <table:table-cell table:formula="of:=AVERAGE([dados.C409:.C414])" office:value-type="float" office:value="1992" calcext:value-type="float">
            <text:p>1992</text:p>
          </table:table-cell>
        </table:table-row>
        <table:table-row table:style-name="ro1">
          <table:table-cell table:formula="of:=AVERAGE([dados.B415:.B420])" office:value-type="float" office:value="90000" calcext:value-type="float">
            <text:p>90000</text:p>
          </table:table-cell>
          <table:table-cell table:formula="of:=AVERAGE([dados.C415:.C420])" office:value-type="float" office:value="3293.66666666667" calcext:value-type="float">
            <text:p>3293.6666666667</text:p>
          </table:table-cell>
        </table:table-row>
        <table:table-row table:style-name="ro1">
          <table:table-cell table:formula="of:=AVERAGE([dados.B421:.B426])" office:value-type="float" office:value="120000" calcext:value-type="float">
            <text:p>120000</text:p>
          </table:table-cell>
          <table:table-cell table:formula="of:=AVERAGE([dados.C421:.C426])" office:value-type="float" office:value="5849" calcext:value-type="float">
            <text:p>5849</text:p>
          </table:table-cell>
        </table:table-row>
        <table:table-row table:style-name="ro1">
          <table:table-cell table:formula="of:=AVERAGE([dados.B427:.B432])" office:value-type="float" office:value="150000" calcext:value-type="float">
            <text:p>150000</text:p>
          </table:table-cell>
          <table:table-cell table:formula="of:=AVERAGE([dados.C427:.C432])" office:value-type="float" office:value="9136.33333333334" calcext:value-type="float">
            <text:p>9136.3333333333</text:p>
          </table:table-cell>
        </table:table-row>
      </table:table>
      <table:table table:name="insertsort" table:style-name="ta1">
        <table:shapes>
          <draw:frame draw:z-index="0" draw:style-name="gr1" draw:text-style-name="P1" svg:width="8.4409in" svg:height="4.7394in" svg:x="1.8173in" svg:y="0.0394in">
            <draw:object draw:notify-on-update-of-ranges="insertsort.A1:insertsort.A1 insertsort.A2:insertsort.A10 insertsort.B1:insertsort.B1 insertsort.B2:insertsort.B1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433:.B438])" office:value-type="float" office:value="10000" calcext:value-type="float">
            <text:p>10000</text:p>
          </table:table-cell>
          <table:table-cell table:formula="of:=AVERAGE([dados.C433:.C438])" office:value-type="float" office:value="33.6666666666667" calcext:value-type="float">
            <text:p>33.6666666667</text:p>
          </table:table-cell>
        </table:table-row>
        <table:table-row table:style-name="ro1">
          <table:table-cell table:formula="of:=AVERAGE([dados.B439:.B444])" office:value-type="float" office:value="20000" calcext:value-type="float">
            <text:p>20000</text:p>
          </table:table-cell>
          <table:table-cell table:formula="of:=AVERAGE([dados.C439:.C444])" office:value-type="float" office:value="136.333333333333" calcext:value-type="float">
            <text:p>136.3333333333</text:p>
          </table:table-cell>
        </table:table-row>
        <table:table-row table:style-name="ro1">
          <table:table-cell table:formula="of:=AVERAGE([dados.B445:.B450])" office:value-type="float" office:value="30000" calcext:value-type="float">
            <text:p>30000</text:p>
          </table:table-cell>
          <table:table-cell table:formula="of:=AVERAGE([dados.C445:.C450])" office:value-type="float" office:value="308.166666666667" calcext:value-type="float">
            <text:p>308.1666666667</text:p>
          </table:table-cell>
        </table:table-row>
        <table:table-row table:style-name="ro1">
          <table:table-cell table:formula="of:=AVERAGE([dados.B451:.B456])" office:value-type="float" office:value="40000" calcext:value-type="float">
            <text:p>40000</text:p>
          </table:table-cell>
          <table:table-cell table:formula="of:=AVERAGE([dados.C451:.C456])" office:value-type="float" office:value="545.666666666667" calcext:value-type="float">
            <text:p>545.6666666667</text:p>
          </table:table-cell>
        </table:table-row>
        <table:table-row table:style-name="ro1">
          <table:table-cell table:formula="of:=AVERAGE([dados.B457:.B462])" office:value-type="float" office:value="50000" calcext:value-type="float">
            <text:p>50000</text:p>
          </table:table-cell>
          <table:table-cell table:formula="of:=AVERAGE([dados.C457:.C462])" office:value-type="float" office:value="852.166666666667" calcext:value-type="float">
            <text:p>852.1666666667</text:p>
          </table:table-cell>
        </table:table-row>
        <table:table-row table:style-name="ro1">
          <table:table-cell table:formula="of:=AVERAGE([dados.B463:.B468])" office:value-type="float" office:value="70000" calcext:value-type="float">
            <text:p>70000</text:p>
          </table:table-cell>
          <table:table-cell table:formula="of:=AVERAGE([dados.C463:.C468])" office:value-type="float" office:value="1673.5" calcext:value-type="float">
            <text:p>1673.5</text:p>
          </table:table-cell>
        </table:table-row>
        <table:table-row table:style-name="ro1">
          <table:table-cell table:formula="of:=AVERAGE([dados.B469:.B474])" office:value-type="float" office:value="90000" calcext:value-type="float">
            <text:p>90000</text:p>
          </table:table-cell>
          <table:table-cell table:formula="of:=AVERAGE([dados.C469:.C474])" office:value-type="float" office:value="2775.66666666667" calcext:value-type="float">
            <text:p>2775.6666666667</text:p>
          </table:table-cell>
        </table:table-row>
        <table:table-row table:style-name="ro1">
          <table:table-cell table:formula="of:=AVERAGE([dados.B475:.B480])" office:value-type="float" office:value="120000" calcext:value-type="float">
            <text:p>120000</text:p>
          </table:table-cell>
          <table:table-cell table:formula="of:=AVERAGE([dados.C475:.C480])" office:value-type="float" office:value="4939" calcext:value-type="float">
            <text:p>4939</text:p>
          </table:table-cell>
        </table:table-row>
        <table:table-row table:style-name="ro1">
          <table:table-cell table:formula="of:=AVERAGE([dados.B481:.B486])" office:value-type="float" office:value="150000" calcext:value-type="float">
            <text:p>150000</text:p>
          </table:table-cell>
          <table:table-cell table:formula="of:=AVERAGE([dados.C481:.C486])" office:value-type="float" office:value="7719" calcext:value-type="float">
            <text:p>7719</text:p>
          </table:table-cell>
        </table:table-row>
      </table:table>
      <table:table table:name="quicksort" table:style-name="ta1">
        <table:shapes>
          <draw:frame draw:z-index="0" draw:style-name="gr1" draw:text-style-name="P1" svg:width="7.774in" svg:height="3.7795in" svg:x="1.8173in" svg:y="0.0394in">
            <draw:object draw:notify-on-update-of-ranges="quicksort.A2:quicksort.A10 quicksort.A2:quicksort.A10 quicksort.B1:quicksort.B1 quicksort.B2:quicksort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1:.B6])" office:value-type="float" office:value="10000" calcext:value-type="float">
            <text:p>10000</text:p>
          </table:table-cell>
          <table:table-cell table:formula="of:=AVERAGE([dados.C1:.C6])" office:value-type="float" office:value="0" calcext:value-type="float">
            <text:p>0</text:p>
          </table:table-cell>
        </table:table-row>
        <table:table-row table:style-name="ro1">
          <table:table-cell table:formula="of:=AVERAGE([dados.B7:.B12])" office:value-type="float" office:value="30000" calcext:value-type="float">
            <text:p>30000</text:p>
          </table:table-cell>
          <table:table-cell table:formula="of:=AVERAGE([dados.C7:.C12])" office:value-type="float" office:value="1.33333333333333" calcext:value-type="float">
            <text:p>1.3333333333</text:p>
          </table:table-cell>
        </table:table-row>
        <table:table-row table:style-name="ro1">
          <table:table-cell table:formula="of:=AVERAGE([dados.B13:.B18])" office:value-type="float" office:value="90000" calcext:value-type="float">
            <text:p>90000</text:p>
          </table:table-cell>
          <table:table-cell table:formula="of:=AVERAGE([dados.C13:.C18])" office:value-type="float" office:value="6" calcext:value-type="float">
            <text:p>6</text:p>
          </table:table-cell>
        </table:table-row>
        <table:table-row table:style-name="ro1">
          <table:table-cell table:formula="of:=AVERAGE([dados.B19:.B24])" office:value-type="float" office:value="270000" calcext:value-type="float">
            <text:p>270000</text:p>
          </table:table-cell>
          <table:table-cell table:formula="of:=AVERAGE([dados.C19:.C24])" office:value-type="float" office:value="20.3333333333333" calcext:value-type="float">
            <text:p>20.3333333333</text:p>
          </table:table-cell>
        </table:table-row>
        <table:table-row table:style-name="ro1">
          <table:table-cell table:formula="of:=AVERAGE([dados.B25:.B30])" office:value-type="float" office:value="810000" calcext:value-type="float">
            <text:p>810000</text:p>
          </table:table-cell>
          <table:table-cell table:formula="of:=AVERAGE([dados.C25:.C30])" office:value-type="float" office:value="65.5" calcext:value-type="float">
            <text:p>65.5</text:p>
          </table:table-cell>
        </table:table-row>
        <table:table-row table:style-name="ro1">
          <table:table-cell table:formula="of:=AVERAGE([dados.B31:.B36])" office:value-type="float" office:value="2430000" calcext:value-type="float">
            <text:p>2430000</text:p>
          </table:table-cell>
          <table:table-cell table:formula="of:=AVERAGE([dados.C31:.C36])" office:value-type="float" office:value="209.166666666667" calcext:value-type="float">
            <text:p>209.1666666667</text:p>
          </table:table-cell>
        </table:table-row>
        <table:table-row table:style-name="ro1">
          <table:table-cell table:formula="of:=AVERAGE([dados.B37:.B42])" office:value-type="float" office:value="7290000" calcext:value-type="float">
            <text:p>7290000</text:p>
          </table:table-cell>
          <table:table-cell table:formula="of:=AVERAGE([dados.C37:.C42])" office:value-type="float" office:value="664" calcext:value-type="float">
            <text:p>664</text:p>
          </table:table-cell>
        </table:table-row>
        <table:table-row table:style-name="ro1">
          <table:table-cell table:formula="of:=AVERAGE([dados.B43:.B48])" office:value-type="float" office:value="21870000" calcext:value-type="float">
            <text:p>21870000</text:p>
          </table:table-cell>
          <table:table-cell table:formula="of:=AVERAGE([dados.C43:.C48])" office:value-type="float" office:value="2153.33333333333" calcext:value-type="float">
            <text:p>2153.3333333333</text:p>
          </table:table-cell>
        </table:table-row>
        <table:table-row table:style-name="ro1">
          <table:table-cell table:formula="of:=AVERAGE([dados.B49:.B54])" office:value-type="float" office:value="65610000" calcext:value-type="float">
            <text:p>65610000</text:p>
          </table:table-cell>
          <table:table-cell table:formula="of:=AVERAGE([dados.C49:.C54])" office:value-type="float" office:value="6730.33333333333" calcext:value-type="float">
            <text:p>6730.3333333333</text:p>
          </table:table-cell>
        </table:table-row>
      </table:table>
      <table:table table:name="heapsort" table:style-name="ta1">
        <table:shapes>
          <draw:frame draw:z-index="0" draw:style-name="gr1" draw:text-style-name="P1" svg:width="8.4264in" svg:height="4.2488in" svg:x="1.8173in" svg:y="0.0394in">
            <draw:object draw:notify-on-update-of-ranges="heapsort.A1:heapsort.A1 heapsort.A2:heapsort.A10 heapsort.B1:heapsort.B1 heapsort.B2:heapsort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55:.B60])" office:value-type="float" office:value="10000" calcext:value-type="float">
            <text:p>10000</text:p>
          </table:table-cell>
          <table:table-cell table:formula="of:=AVERAGE([dados.C55:.C60])" office:value-type="float" office:value="0" calcext:value-type="float">
            <text:p>0</text:p>
          </table:table-cell>
        </table:table-row>
        <table:table-row table:style-name="ro1">
          <table:table-cell table:formula="of:=AVERAGE([dados.B61:.B66])" office:value-type="float" office:value="30000" calcext:value-type="float">
            <text:p>30000</text:p>
          </table:table-cell>
          <table:table-cell table:formula="of:=AVERAGE([dados.C61:.C66])" office:value-type="float" office:value="1.66666666666667" calcext:value-type="float">
            <text:p>1.6666666667</text:p>
          </table:table-cell>
        </table:table-row>
        <table:table-row table:style-name="ro1">
          <table:table-cell table:formula="of:=AVERAGE([dados.B67:.B72])" office:value-type="float" office:value="90000" calcext:value-type="float">
            <text:p>90000</text:p>
          </table:table-cell>
          <table:table-cell table:formula="of:=AVERAGE([dados.C67:.C72])" office:value-type="float" office:value="7.66666666666667" calcext:value-type="float">
            <text:p>7.6666666667</text:p>
          </table:table-cell>
        </table:table-row>
        <table:table-row table:style-name="ro1">
          <table:table-cell table:formula="of:=AVERAGE([dados.B73:.B78])" office:value-type="float" office:value="270000" calcext:value-type="float">
            <text:p>270000</text:p>
          </table:table-cell>
          <table:table-cell table:formula="of:=AVERAGE([dados.C73:.C78])" office:value-type="float" office:value="30.3333333333333" calcext:value-type="float">
            <text:p>30.3333333333</text:p>
          </table:table-cell>
        </table:table-row>
        <table:table-row table:style-name="ro1">
          <table:table-cell table:formula="of:=AVERAGE([dados.B79:.B84])" office:value-type="float" office:value="810000" calcext:value-type="float">
            <text:p>810000</text:p>
          </table:table-cell>
          <table:table-cell table:formula="of:=AVERAGE([dados.C79:.C84])" office:value-type="float" office:value="132.666666666667" calcext:value-type="float">
            <text:p>132.6666666667</text:p>
          </table:table-cell>
        </table:table-row>
        <table:table-row table:style-name="ro1">
          <table:table-cell table:formula="of:=AVERAGE([dados.B85:.B90])" office:value-type="float" office:value="2430000" calcext:value-type="float">
            <text:p>2430000</text:p>
          </table:table-cell>
          <table:table-cell table:formula="of:=AVERAGE([dados.C85:.C90])" office:value-type="float" office:value="625" calcext:value-type="float">
            <text:p>625</text:p>
          </table:table-cell>
        </table:table-row>
        <table:table-row table:style-name="ro1">
          <table:table-cell table:formula="of:=AVERAGE([dados.B91:.B96])" office:value-type="float" office:value="7290000" calcext:value-type="float">
            <text:p>7290000</text:p>
          </table:table-cell>
          <table:table-cell table:formula="of:=AVERAGE([dados.C91:.C96])" office:value-type="float" office:value="2677.83333333333" calcext:value-type="float">
            <text:p>2677.8333333333</text:p>
          </table:table-cell>
        </table:table-row>
        <table:table-row table:style-name="ro1">
          <table:table-cell table:formula="of:=AVERAGE([dados.B97:.B102])" office:value-type="float" office:value="21870000" calcext:value-type="float">
            <text:p>21870000</text:p>
          </table:table-cell>
          <table:table-cell table:formula="of:=AVERAGE([dados.C97:.C102])" office:value-type="float" office:value="10668.8333333333" calcext:value-type="float">
            <text:p>10668.8333333333</text:p>
          </table:table-cell>
        </table:table-row>
        <table:table-row table:style-name="ro1">
          <table:table-cell table:formula="of:=AVERAGE([dados.B103:.B108])" office:value-type="float" office:value="65610000" calcext:value-type="float">
            <text:p>65610000</text:p>
          </table:table-cell>
          <table:table-cell table:formula="of:=AVERAGE([dados.C103:.C108])" office:value-type="float" office:value="42629.1666666667" calcext:value-type="float">
            <text:p>42629.1666666667</text:p>
          </table:table-cell>
        </table:table-row>
      </table:table>
      <table:table table:name="mergesort" table:style-name="ta1">
        <table:shapes>
          <draw:frame draw:z-index="0" draw:style-name="gr1" draw:text-style-name="P1" svg:width="8.663in" svg:height="4.4906in" svg:x="1.8173in" svg:y="0.0394in">
            <draw:object draw:notify-on-update-of-ranges="mergesort.A2:mergesort.A10 mergesort.A2:mergesort.A10 mergesort.B1:mergesort.B1 mergesort.B2:mergesort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109:.B114])" office:value-type="float" office:value="10000" calcext:value-type="float">
            <text:p>10000</text:p>
          </table:table-cell>
          <table:table-cell table:formula="of:=AVERAGE([dados.C109:.C114])" office:value-type="float" office:value="0" calcext:value-type="float">
            <text:p>0</text:p>
          </table:table-cell>
        </table:table-row>
        <table:table-row table:style-name="ro1">
          <table:table-cell table:formula="of:=AVERAGE([dados.B115:.B120])" office:value-type="float" office:value="30000" calcext:value-type="float">
            <text:p>30000</text:p>
          </table:table-cell>
          <table:table-cell table:formula="of:=AVERAGE([dados.C115:.C120])" office:value-type="float" office:value="2.83333333333333" calcext:value-type="float">
            <text:p>2.8333333333</text:p>
          </table:table-cell>
        </table:table-row>
        <table:table-row table:style-name="ro1">
          <table:table-cell table:formula="of:=AVERAGE([dados.B121:.B126])" office:value-type="float" office:value="90000" calcext:value-type="float">
            <text:p>90000</text:p>
          </table:table-cell>
          <table:table-cell table:formula="of:=AVERAGE([dados.C121:.C126])" office:value-type="float" office:value="10" calcext:value-type="float">
            <text:p>10</text:p>
          </table:table-cell>
        </table:table-row>
        <table:table-row table:style-name="ro1">
          <table:table-cell table:formula="of:=AVERAGE([dados.B127:.B132])" office:value-type="float" office:value="270000" calcext:value-type="float">
            <text:p>270000</text:p>
          </table:table-cell>
          <table:table-cell table:formula="of:=AVERAGE([dados.C127:.C132])" office:value-type="float" office:value="32.3333333333333" calcext:value-type="float">
            <text:p>32.3333333333</text:p>
          </table:table-cell>
        </table:table-row>
        <table:table-row table:style-name="ro1">
          <table:table-cell table:formula="of:=AVERAGE([dados.B133:.B138])" office:value-type="float" office:value="810000" calcext:value-type="float">
            <text:p>810000</text:p>
          </table:table-cell>
          <table:table-cell table:formula="of:=AVERAGE([dados.C133:.C138])" office:value-type="float" office:value="99.3333333333333" calcext:value-type="float">
            <text:p>99.3333333333</text:p>
          </table:table-cell>
        </table:table-row>
        <table:table-row table:style-name="ro1">
          <table:table-cell table:formula="of:=AVERAGE([dados.B139:.B144])" office:value-type="float" office:value="2430000" calcext:value-type="float">
            <text:p>2430000</text:p>
          </table:table-cell>
          <table:table-cell table:formula="of:=AVERAGE([dados.C139:.C144])" office:value-type="float" office:value="332" calcext:value-type="float">
            <text:p>332</text:p>
          </table:table-cell>
        </table:table-row>
        <table:table-row table:style-name="ro1">
          <table:table-cell table:formula="of:=AVERAGE([dados.B145:.B150])" office:value-type="float" office:value="7290000" calcext:value-type="float">
            <text:p>7290000</text:p>
          </table:table-cell>
          <table:table-cell table:formula="of:=AVERAGE([dados.C145:.C150])" office:value-type="float" office:value="1027" calcext:value-type="float">
            <text:p>1027</text:p>
          </table:table-cell>
        </table:table-row>
        <table:table-row table:style-name="ro1">
          <table:table-cell table:formula="of:=AVERAGE([dados.B151:.B156])" office:value-type="float" office:value="21870000" calcext:value-type="float">
            <text:p>21870000</text:p>
          </table:table-cell>
          <table:table-cell table:formula="of:=AVERAGE([dados.C151:.C156])" office:value-type="float" office:value="3311" calcext:value-type="float">
            <text:p>3311</text:p>
          </table:table-cell>
        </table:table-row>
        <table:table-row table:style-name="ro1">
          <table:table-cell table:formula="of:=AVERAGE([dados.B157:.B162])" office:value-type="float" office:value="65610000" calcext:value-type="float">
            <text:p>65610000</text:p>
          </table:table-cell>
          <table:table-cell table:formula="of:=AVERAGE([dados.C157:.C162])" office:value-type="float" office:value="10354.6666666667" calcext:value-type="float">
            <text:p>10354.6666666667</text:p>
          </table:table-cell>
        </table:table-row>
      </table:table>
      <table:table table:name="shellsort" table:style-name="ta1">
        <table:shapes>
          <draw:frame draw:z-index="0" draw:style-name="gr1" draw:text-style-name="P1" svg:width="8.3047in" svg:height="4.5618in" svg:x="1.8173in" svg:y="0.0394in">
            <draw:object draw:notify-on-update-of-ranges="shellsort.A1:shellsort.A1 shellsort.A2:shellsort.A10 shellsort.B1:shellsort.B1 shellsort.B2:shellsort.B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163:.B168])" office:value-type="float" office:value="10000" calcext:value-type="float">
            <text:p>10000</text:p>
          </table:table-cell>
          <table:table-cell table:formula="of:=AVERAGE([dados.C163:.C168])" office:value-type="float" office:value="0" calcext:value-type="float">
            <text:p>0</text:p>
          </table:table-cell>
        </table:table-row>
        <table:table-row table:style-name="ro1">
          <table:table-cell table:formula="of:=AVERAGE([dados.B169:.B174])" office:value-type="float" office:value="30000" calcext:value-type="float">
            <text:p>30000</text:p>
          </table:table-cell>
          <table:table-cell table:formula="of:=AVERAGE([dados.C169:.C174])" office:value-type="float" office:value="2" calcext:value-type="float">
            <text:p>2</text:p>
          </table:table-cell>
        </table:table-row>
        <table:table-row table:style-name="ro1">
          <table:table-cell table:formula="of:=AVERAGE([dados.B175:.B180])" office:value-type="float" office:value="90000" calcext:value-type="float">
            <text:p>90000</text:p>
          </table:table-cell>
          <table:table-cell table:formula="of:=AVERAGE([dados.C175:.C180])" office:value-type="float" office:value="8" calcext:value-type="float">
            <text:p>8</text:p>
          </table:table-cell>
        </table:table-row>
        <table:table-row table:style-name="ro1">
          <table:table-cell table:formula="of:=AVERAGE([dados.B181:.B186])" office:value-type="float" office:value="270000" calcext:value-type="float">
            <text:p>270000</text:p>
          </table:table-cell>
          <table:table-cell table:formula="of:=AVERAGE([dados.C181:.C186])" office:value-type="float" office:value="32.1666666666667" calcext:value-type="float">
            <text:p>32.1666666667</text:p>
          </table:table-cell>
        </table:table-row>
        <table:table-row table:style-name="ro1">
          <table:table-cell table:formula="of:=AVERAGE([dados.B187:.B192])" office:value-type="float" office:value="810000" calcext:value-type="float">
            <text:p>810000</text:p>
          </table:table-cell>
          <table:table-cell table:formula="of:=AVERAGE([dados.C187:.C192])" office:value-type="float" office:value="124" calcext:value-type="float">
            <text:p>124</text:p>
          </table:table-cell>
        </table:table-row>
        <table:table-row table:style-name="ro1">
          <table:table-cell table:formula="of:=AVERAGE([dados.B193:.B198])" office:value-type="float" office:value="2430000" calcext:value-type="float">
            <text:p>2430000</text:p>
          </table:table-cell>
          <table:table-cell table:formula="of:=AVERAGE([dados.C193:.C198])" office:value-type="float" office:value="419.5" calcext:value-type="float">
            <text:p>419.5</text:p>
          </table:table-cell>
        </table:table-row>
        <table:table-row table:style-name="ro1">
          <table:table-cell table:formula="of:=AVERAGE([dados.B199:.B204])" office:value-type="float" office:value="7290000" calcext:value-type="float">
            <text:p>7290000</text:p>
          </table:table-cell>
          <table:table-cell table:formula="of:=AVERAGE([dados.C199:.C204])" office:value-type="float" office:value="1395" calcext:value-type="float">
            <text:p>1395</text:p>
          </table:table-cell>
        </table:table-row>
        <table:table-row table:style-name="ro1">
          <table:table-cell table:formula="of:=AVERAGE([dados.B205:.B210])" office:value-type="float" office:value="21870000" calcext:value-type="float">
            <text:p>21870000</text:p>
          </table:table-cell>
          <table:table-cell table:formula="of:=AVERAGE([dados.C205:.C210])" office:value-type="float" office:value="5530" calcext:value-type="float">
            <text:p>5530</text:p>
          </table:table-cell>
        </table:table-row>
        <table:table-row table:style-name="ro1">
          <table:table-cell table:formula="of:=AVERAGE([dados.B211:.B216])" office:value-type="float" office:value="65610000" calcext:value-type="float">
            <text:p>65610000</text:p>
          </table:table-cell>
          <table:table-cell table:formula="of:=AVERAGE([dados.C211:.C216])" office:value-type="float" office:value="20949.1666666667" calcext:value-type="float">
            <text:p>20949.1666666667</text:p>
          </table:table-cell>
        </table:table-row>
      </table:table>
      <table:table table:name="qsort_C" table:style-name="ta1">
        <table:shapes>
          <draw:frame draw:z-index="0" draw:style-name="gr1" draw:text-style-name="P1" svg:width="7.7098in" svg:height="4.5189in" svg:x="1.8173in" svg:y="0.0394in">
            <draw:object draw:notify-on-update-of-ranges="qsort_C.A1:qsort_C.A1 qsort_C.A2:qsort_C.A10 qsort_C.B1:qsort_C.B1 qsort_C.B2:qsort_C.B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217:.B222])" office:value-type="float" office:value="10000" calcext:value-type="float">
            <text:p>10000</text:p>
          </table:table-cell>
          <table:table-cell table:formula="of:=AVERAGE([dados.C217:.C222])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AVERAGE([dados.B223:.B228])" office:value-type="float" office:value="30000" calcext:value-type="float">
            <text:p>30000</text:p>
          </table:table-cell>
          <table:table-cell table:formula="of:=AVERAGE([dados.C223:.C228])" office:value-type="float" office:value="2" calcext:value-type="float">
            <text:p>2</text:p>
          </table:table-cell>
        </table:table-row>
        <table:table-row table:style-name="ro1">
          <table:table-cell table:formula="of:=AVERAGE([dados.B229:.B234])" office:value-type="float" office:value="90000" calcext:value-type="float">
            <text:p>90000</text:p>
          </table:table-cell>
          <table:table-cell table:formula="of:=AVERAGE([dados.C229:.C234])" office:value-type="float" office:value="8" calcext:value-type="float">
            <text:p>8</text:p>
          </table:table-cell>
        </table:table-row>
        <table:table-row table:style-name="ro1">
          <table:table-cell table:formula="of:=AVERAGE([dados.B235:.B240])" office:value-type="float" office:value="270000" calcext:value-type="float">
            <text:p>270000</text:p>
          </table:table-cell>
          <table:table-cell table:formula="of:=AVERAGE([dados.C235:.C240])" office:value-type="float" office:value="28.5" calcext:value-type="float">
            <text:p>28.5</text:p>
          </table:table-cell>
        </table:table-row>
        <table:table-row table:style-name="ro1">
          <table:table-cell table:formula="of:=AVERAGE([dados.B241:.B246])" office:value-type="float" office:value="810000" calcext:value-type="float">
            <text:p>810000</text:p>
          </table:table-cell>
          <table:table-cell table:formula="of:=AVERAGE([dados.C241:.C246])" office:value-type="float" office:value="94.5" calcext:value-type="float">
            <text:p>94.5</text:p>
          </table:table-cell>
        </table:table-row>
        <table:table-row table:style-name="ro1">
          <table:table-cell table:formula="of:=AVERAGE([dados.B247:.B252])" office:value-type="float" office:value="2430000" calcext:value-type="float">
            <text:p>2430000</text:p>
          </table:table-cell>
          <table:table-cell table:formula="of:=AVERAGE([dados.C247:.C252])" office:value-type="float" office:value="307.666666666667" calcext:value-type="float">
            <text:p>307.6666666667</text:p>
          </table:table-cell>
        </table:table-row>
        <table:table-row table:style-name="ro1">
          <table:table-cell table:formula="of:=AVERAGE([dados.B253:.B258])" office:value-type="float" office:value="7290000" calcext:value-type="float">
            <text:p>7290000</text:p>
          </table:table-cell>
          <table:table-cell table:formula="of:=AVERAGE([dados.C253:.C258])" office:value-type="float" office:value="994.166666666667" calcext:value-type="float">
            <text:p>994.1666666667</text:p>
          </table:table-cell>
        </table:table-row>
        <table:table-row table:style-name="ro1">
          <table:table-cell table:formula="of:=AVERAGE([dados.B259:.B264])" office:value-type="float" office:value="21870000" calcext:value-type="float">
            <text:p>21870000</text:p>
          </table:table-cell>
          <table:table-cell table:formula="of:=AVERAGE([dados.C259:.C264])" office:value-type="float" office:value="3211.16666666667" calcext:value-type="float">
            <text:p>3211.1666666667</text:p>
          </table:table-cell>
        </table:table-row>
        <table:table-row table:style-name="ro1">
          <table:table-cell table:formula="of:=AVERAGE([dados.B265:.B270])" office:value-type="float" office:value="65610000" calcext:value-type="float">
            <text:p>65610000</text:p>
          </table:table-cell>
          <table:table-cell table:formula="of:=AVERAGE([dados.C265:.C270])" office:value-type="float" office:value="10263.8333333333" calcext:value-type="float">
            <text:p>10263.8333333333</text:p>
          </table:table-cell>
        </table:table-row>
      </table:table>
      <table:table table:name="sort_CPP" table:style-name="ta1">
        <table:shapes>
          <draw:frame draw:z-index="0" draw:style-name="gr1" draw:text-style-name="P1" svg:width="8.0394in" svg:height="4.6827in" svg:x="1.8173in" svg:y="0.0394in">
            <draw:object draw:notify-on-update-of-ranges="sort_CPP.A1:sort_CPP.A1 sort_CPP.A2:sort_CPP.A10 sort_CPP.B1:sort_CPP.B1 sort_CPP.B2:sort_CPP.B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formula="of:=AVERAGE([dados.B271:.B276])" office:value-type="float" office:value="10000" calcext:value-type="float">
            <text:p>10000</text:p>
          </table:table-cell>
          <table:table-cell table:formula="of:=AVERAGE([dados.C271:.C276])" office:value-type="float" office:value="0" calcext:value-type="float">
            <text:p>0</text:p>
          </table:table-cell>
        </table:table-row>
        <table:table-row table:style-name="ro1">
          <table:table-cell table:formula="of:=AVERAGE([dados.B277:.B282])" office:value-type="float" office:value="30000" calcext:value-type="float">
            <text:p>30000</text:p>
          </table:table-cell>
          <table:table-cell table:formula="of:=AVERAGE([dados.C277:.C282])" office:value-type="float" office:value="1" calcext:value-type="float">
            <text:p>1</text:p>
          </table:table-cell>
        </table:table-row>
        <table:table-row table:style-name="ro1">
          <table:table-cell table:formula="of:=AVERAGE([dados.B283:.B288])" office:value-type="float" office:value="90000" calcext:value-type="float">
            <text:p>90000</text:p>
          </table:table-cell>
          <table:table-cell table:formula="of:=AVERAGE([dados.C283:.C288])" office:value-type="float" office:value="4" calcext:value-type="float">
            <text:p>4</text:p>
          </table:table-cell>
        </table:table-row>
        <table:table-row table:style-name="ro1">
          <table:table-cell table:formula="of:=AVERAGE([dados.B289:.B294])" office:value-type="float" office:value="270000" calcext:value-type="float">
            <text:p>270000</text:p>
          </table:table-cell>
          <table:table-cell table:formula="of:=AVERAGE([dados.C289:.C294])" office:value-type="float" office:value="14.1666666666667" calcext:value-type="float">
            <text:p>14.1666666667</text:p>
          </table:table-cell>
        </table:table-row>
        <table:table-row table:style-name="ro1">
          <table:table-cell table:formula="of:=AVERAGE([dados.B295:.B300])" office:value-type="float" office:value="810000" calcext:value-type="float">
            <text:p>810000</text:p>
          </table:table-cell>
          <table:table-cell table:formula="of:=AVERAGE([dados.C295:.C300])" office:value-type="float" office:value="47" calcext:value-type="float">
            <text:p>47</text:p>
          </table:table-cell>
        </table:table-row>
        <table:table-row table:style-name="ro1">
          <table:table-cell table:formula="of:=AVERAGE([dados.B301:.B306])" office:value-type="float" office:value="2430000" calcext:value-type="float">
            <text:p>2430000</text:p>
          </table:table-cell>
          <table:table-cell table:formula="of:=AVERAGE([dados.C301:.C306])" office:value-type="float" office:value="152.833333333333" calcext:value-type="float">
            <text:p>152.8333333333</text:p>
          </table:table-cell>
        </table:table-row>
        <table:table-row table:style-name="ro1">
          <table:table-cell table:formula="of:=AVERAGE([dados.B307:.B312])" office:value-type="float" office:value="7290000" calcext:value-type="float">
            <text:p>7290000</text:p>
          </table:table-cell>
          <table:table-cell table:formula="of:=AVERAGE([dados.C307:.C312])" office:value-type="float" office:value="488.833333333333" calcext:value-type="float">
            <text:p>488.8333333333</text:p>
          </table:table-cell>
        </table:table-row>
        <table:table-row table:style-name="ro1">
          <table:table-cell table:formula="of:=AVERAGE([dados.B313:.B318])" office:value-type="float" office:value="21870000" calcext:value-type="float">
            <text:p>21870000</text:p>
          </table:table-cell>
          <table:table-cell table:formula="of:=AVERAGE([dados.C313:.C318])" office:value-type="float" office:value="1575" calcext:value-type="float">
            <text:p>1575</text:p>
          </table:table-cell>
        </table:table-row>
        <table:table-row table:style-name="ro1">
          <table:table-cell table:formula="of:=AVERAGE([dados.B319:.B324])" office:value-type="float" office:value="65610000" calcext:value-type="float">
            <text:p>65610000</text:p>
          </table:table-cell>
          <table:table-cell table:formula="of:=AVERAGE([dados.C319:.C324])" office:value-type="float" office:value="5030.5" calcext:value-type="float">
            <text:p>5030.5</text:p>
          </table:table-cell>
        </table:table-row>
      </table:table>
      <table:table table:name="Resultados" table:style-name="ta1">
        <table:shapes>
          <draw:frame draw:z-index="0" draw:style-name="gr1" draw:text-style-name="P1" svg:width="13.1185in" svg:height="5.863in" svg:x="0.1004in" svg:y="3.2752in">
            <draw:object draw:notify-on-update-of-ranges="Resultados.A1:Resultados.A1 Resultados.A2:Resultados.A16 Resultados.D1:Resultados.D1 Resultados.D2:Resultados.D16 Resultados.C1:Resultados.C1 Resultados.C2:Resultados.C16 Resultados.B1:Resultados.B1 Resultados.B2:Resultados.B16 Resultados.E1:Resultados.E1 Resultados.E2:Resultados.E16 Resultados.F1:Resultados.F1 Resultados.F2:Resultados.F16 Resultados.G1:Resultados.G1 Resultados.G2:Resultados.G16 Resultados.H1:Resultados.H1 Resultados.H2:Resultados.H16 Resultados.I1:Resultados.I1 Resultados.I2:Resultados.I16 Resultados.J1:Resultados.J1 Resultados.J2:Resultados.J1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039in" svg:height="4.0705in" svg:x="0.0039in" svg:y="9.6547in">
            <draw:object draw:notify-on-update-of-ranges="Resultados.A1:Resultados.A1 Resultados.A2:Resultados.A10 Resultados.B1:Resultados.B1 Resultados.B2:Resultados.B10 Resultados.C1:Resultados.C1 Resultados.C2:Resultados.C10 Resultados.D1:Resultados.D1 Resultados.D2:Resultados.D1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7.1256in" svg:height="4.085in" svg:x="6.1937in" svg:y="9.6543in">
            <draw:object draw:notify-on-update-of-ranges="Resultados.A1:Resultados.A1 Resultados.A2:Resultados.A16 Resultados.E1:Resultados.E1 Resultados.E2:Resultados.E16 Resultados.F1:Resultados.F1 Resultados.F2:Resultados.F16 Resultados.G1:Resultados.G1 Resultados.G2:Resultados.G16 Resultados.H1:Resultados.H1 Resultados.H2:Resultados.H16 Resultados.I1:Resultados.I1 Resultados.I2:Resultados.I16 Resultados.J1:Resultados.J1 Resultados.J2:Resultados.J1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 Sort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Quick Sort C</text:p>
          </table:table-cell>
          <table:table-cell office:value-type="string" calcext:value-type="string">
            <text:p>Sort C++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bubblesort.B2]" office:value-type="float" office:value="106.5" calcext:value-type="float">
            <text:p>106.5</text:p>
          </table:table-cell>
          <table:table-cell table:formula="of:=[selectsort.B2]" office:value-type="float" office:value="42" calcext:value-type="float">
            <text:p>42</text:p>
          </table:table-cell>
          <table:table-cell table:formula="of:=[insertsort.B2]" office:value-type="float" office:value="33.6666666666667" calcext:value-type="float">
            <text:p>33.6666666667</text:p>
          </table:table-cell>
          <table:table-cell table:formula="of:=[quicksort.B2]" office:value-type="float" office:value="0" calcext:value-type="float">
            <text:p>0</text:p>
          </table:table-cell>
          <table:table-cell table:style-name="ce2" table:formula="of:=[heapsort.B2]" office:value-type="float" office:value="0" calcext:value-type="float">
            <text:p>0</text:p>
          </table:table-cell>
          <table:table-cell table:style-name="ce2" table:formula="of:=[mergesort.B2]" office:value-type="float" office:value="0" calcext:value-type="float">
            <text:p>0</text:p>
          </table:table-cell>
          <table:table-cell table:style-name="ce2" table:formula="of:=[shellsort.B2]" office:value-type="float" office:value="0" calcext:value-type="float">
            <text:p>0</text:p>
          </table:table-cell>
          <table:table-cell table:formula="of:=[qsort_C.B2]" office:value-type="float" office:value="0.166666666666667" calcext:value-type="float">
            <text:p>0.1666666667</text:p>
          </table:table-cell>
          <table:table-cell table:formula="of:=[sort_CPP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bubblesort.B3]" office:value-type="float" office:value="479.5" calcext:value-type="float">
            <text:p>479.5</text:p>
          </table:table-cell>
          <table:table-cell table:formula="of:=[selectsort.B3]" office:value-type="float" office:value="163.666666666667" calcext:value-type="float">
            <text:p>163.6666666667</text:p>
          </table:table-cell>
          <table:table-cell table:formula="of:=[insertsort.B3]" office:value-type="float" office:value="136.333333333333" calcext:value-type="float">
            <text:p>136.3333333333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bubblesort.B4]" office:value-type="float" office:value="1124.83333333333" calcext:value-type="float">
            <text:p>1124.8333333333</text:p>
          </table:table-cell>
          <table:table-cell table:formula="of:=[selectsort.B4]" office:value-type="float" office:value="366.666666666667" calcext:value-type="float">
            <text:p>366.6666666667</text:p>
          </table:table-cell>
          <table:table-cell table:formula="of:=[insertsort.B4]" office:value-type="float" office:value="308.166666666667" calcext:value-type="float">
            <text:p>308.1666666667</text:p>
          </table:table-cell>
          <table:table-cell table:style-name="ce2" table:formula="of:=[quicksort.B3]" office:value-type="float" office:value="1.33333333333333" calcext:value-type="float">
            <text:p>1.3333333333</text:p>
          </table:table-cell>
          <table:table-cell table:formula="of:=[heapsort.B3]" office:value-type="float" office:value="1.66666666666667" calcext:value-type="float">
            <text:p>1.6666666667</text:p>
          </table:table-cell>
          <table:table-cell table:formula="of:=[mergesort.B3]" office:value-type="float" office:value="2.83333333333333" calcext:value-type="float">
            <text:p>2.8333333333</text:p>
          </table:table-cell>
          <table:table-cell table:formula="of:=[shellsort.B3]" office:value-type="float" office:value="2" calcext:value-type="float">
            <text:p>2</text:p>
          </table:table-cell>
          <table:table-cell table:formula="of:=[qsort_C.B3]" office:value-type="float" office:value="2" calcext:value-type="float">
            <text:p>2</text:p>
          </table:table-cell>
          <table:table-cell table:style-name="ce2" table:formula="of:=[sort_CPP.B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bubblesort.B5]" office:value-type="float" office:value="2067.16666666667" calcext:value-type="float">
            <text:p>2067.1666666667</text:p>
          </table:table-cell>
          <table:table-cell table:formula="of:=[selectsort.B5]" office:value-type="float" office:value="651.166666666667" calcext:value-type="float">
            <text:p>651.1666666667</text:p>
          </table:table-cell>
          <table:table-cell table:formula="of:=[insertsort.B5]" office:value-type="float" office:value="545.666666666667" calcext:value-type="float">
            <text:p>545.6666666667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bubblesort.B6]" office:value-type="float" office:value="3244.83333333333" calcext:value-type="float">
            <text:p>3244.8333333333</text:p>
          </table:table-cell>
          <table:table-cell table:formula="of:=[selectsort.B6]" office:value-type="float" office:value="1015.5" calcext:value-type="float">
            <text:p>1015.5</text:p>
          </table:table-cell>
          <table:table-cell table:formula="of:=[insertsort.B6]" office:value-type="float" office:value="852.166666666667" calcext:value-type="float">
            <text:p>852.1666666667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[bubblesort.B7]" office:value-type="float" office:value="6436" calcext:value-type="float">
            <text:p>6436</text:p>
          </table:table-cell>
          <table:table-cell table:formula="of:=[selectsort.B7]" office:value-type="float" office:value="1992" calcext:value-type="float">
            <text:p>1992</text:p>
          </table:table-cell>
          <table:table-cell table:formula="of:=[insertsort.B7]" office:value-type="float" office:value="1673.5" calcext:value-type="float">
            <text:p>1673.5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[bubblesort.B8]" office:value-type="float" office:value="10637.5" calcext:value-type="float">
            <text:p>10637.5</text:p>
          </table:table-cell>
          <table:table-cell table:formula="of:=[selectsort.B8]" office:value-type="float" office:value="3293.66666666667" calcext:value-type="float">
            <text:p>3293.6666666667</text:p>
          </table:table-cell>
          <table:table-cell table:formula="of:=[insertsort.B8]" office:value-type="float" office:value="2775.66666666667" calcext:value-type="float">
            <text:p>2775.6666666667</text:p>
          </table:table-cell>
          <table:table-cell table:style-name="ce2" table:formula="of:=[quicksort.B4]" office:value-type="float" office:value="6" calcext:value-type="float">
            <text:p>6</text:p>
          </table:table-cell>
          <table:table-cell table:style-name="ce2" table:formula="of:=[heapsort.B4]" office:value-type="float" office:value="7.66666666666667" calcext:value-type="float">
            <text:p>7.6666666667</text:p>
          </table:table-cell>
          <table:table-cell table:style-name="ce2" table:formula="of:=[mergesort.B4]" office:value-type="float" office:value="10" calcext:value-type="float">
            <text:p>10</text:p>
          </table:table-cell>
          <table:table-cell table:formula="of:=[shellsort.B4]" office:value-type="float" office:value="8" calcext:value-type="float">
            <text:p>8</text:p>
          </table:table-cell>
          <table:table-cell table:style-name="ce2" table:formula="of:=[qsort_C.B4]" office:value-type="float" office:value="8" calcext:value-type="float">
            <text:p>8</text:p>
          </table:table-cell>
          <table:table-cell table:style-name="ce2" table:formula="of:=[sort_CPP.B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formula="of:=[bubblesort.B9]" office:value-type="float" office:value="18594.5" calcext:value-type="float">
            <text:p>18594.5</text:p>
          </table:table-cell>
          <table:table-cell table:formula="of:=[selectsort.B9]" office:value-type="float" office:value="5849" calcext:value-type="float">
            <text:p>5849</text:p>
          </table:table-cell>
          <table:table-cell table:formula="of:=[insertsort.B9]" office:value-type="float" office:value="4939" calcext:value-type="float">
            <text:p>4939</text:p>
          </table:table-cell>
          <table:table-cell table:number-columns-repeated="6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[bubblesort.B10]" office:value-type="float" office:value="28818.3333333333" calcext:value-type="float">
            <text:p>28818.3333333333</text:p>
          </table:table-cell>
          <table:table-cell table:formula="of:=[selectsort.B10]" office:value-type="float" office:value="9136.33333333334" calcext:value-type="float">
            <text:p>9136.3333333333</text:p>
          </table:table-cell>
          <table:table-cell table:formula="of:=[insertsort.B10]" office:value-type="float" office:value="7719" calcext:value-type="float">
            <text:p>7719</text:p>
          </table:table-cell>
          <table:table-cell table:number-columns-repeated="6"/>
        </table:table-row>
        <table:table-row table:style-name="ro1">
          <table:table-cell office:value-type="float" office:value="270000" calcext:value-type="float">
            <text:p>270000</text:p>
          </table:table-cell>
          <table:table-cell table:number-columns-repeated="3"/>
          <table:table-cell table:style-name="ce2" table:formula="of:=[quicksort.B5]" office:value-type="float" office:value="20.3333333333333" calcext:value-type="float">
            <text:p>20.3333333333</text:p>
          </table:table-cell>
          <table:table-cell table:style-name="ce2" table:formula="of:=[heapsort.B5]" office:value-type="float" office:value="30.3333333333333" calcext:value-type="float">
            <text:p>30.3333333333</text:p>
          </table:table-cell>
          <table:table-cell table:formula="of:=[mergesort.B5]" office:value-type="float" office:value="32.3333333333333" calcext:value-type="float">
            <text:p>32.3333333333</text:p>
          </table:table-cell>
          <table:table-cell table:style-name="ce2" table:formula="of:=[shellsort.B5]" office:value-type="float" office:value="32.1666666666667" calcext:value-type="float">
            <text:p>32.1666666667</text:p>
          </table:table-cell>
          <table:table-cell table:style-name="ce2" table:formula="of:=[qsort_C.B5]" office:value-type="float" office:value="28.5" calcext:value-type="float">
            <text:p>28.5</text:p>
          </table:table-cell>
          <table:table-cell table:formula="of:=[sort_CPP.B5]" office:value-type="float" office:value="14.1666666666667" calcext:value-type="float">
            <text:p>14.166666666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table:number-columns-repeated="3"/>
          <table:table-cell table:style-name="ce2" table:formula="of:=[quicksort.B6]" office:value-type="float" office:value="65.5" calcext:value-type="float">
            <text:p>65.5</text:p>
          </table:table-cell>
          <table:table-cell table:style-name="ce2" table:formula="of:=[heapsort.B6]" office:value-type="float" office:value="132.666666666667" calcext:value-type="float">
            <text:p>132.6666666667</text:p>
          </table:table-cell>
          <table:table-cell table:formula="of:=[mergesort.B6]" office:value-type="float" office:value="99.3333333333333" calcext:value-type="float">
            <text:p>99.3333333333</text:p>
          </table:table-cell>
          <table:table-cell table:style-name="ce2" table:formula="of:=[shellsort.B6]" office:value-type="float" office:value="124" calcext:value-type="float">
            <text:p>124</text:p>
          </table:table-cell>
          <table:table-cell table:style-name="ce2" table:formula="of:=[qsort_C.B6]" office:value-type="float" office:value="94.5" calcext:value-type="float">
            <text:p>94.5</text:p>
          </table:table-cell>
          <table:table-cell table:formula="of:=[sort_CPP.B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30000" calcext:value-type="float">
            <text:p>2430000</text:p>
          </table:table-cell>
          <table:table-cell table:number-columns-repeated="3"/>
          <table:table-cell table:style-name="ce2" table:formula="of:=[quicksort.B7]" office:value-type="float" office:value="209.166666666667" calcext:value-type="float">
            <text:p>209.1666666667</text:p>
          </table:table-cell>
          <table:table-cell table:style-name="ce2" table:formula="of:=[heapsort.B7]" office:value-type="float" office:value="625" calcext:value-type="float">
            <text:p>625</text:p>
          </table:table-cell>
          <table:table-cell table:formula="of:=[mergesort.B7]" office:value-type="float" office:value="332" calcext:value-type="float">
            <text:p>332</text:p>
          </table:table-cell>
          <table:table-cell table:style-name="ce2" table:formula="of:=[shellsort.B7]" office:value-type="float" office:value="419.5" calcext:value-type="float">
            <text:p>419.5</text:p>
          </table:table-cell>
          <table:table-cell table:style-name="ce2" table:formula="of:=[qsort_C.B7]" office:value-type="float" office:value="307.666666666667" calcext:value-type="float">
            <text:p>307.6666666667</text:p>
          </table:table-cell>
          <table:table-cell table:formula="of:=[sort_CPP.B7]" office:value-type="float" office:value="152.833333333333" calcext:value-type="float">
            <text:p>152.8333333333</text:p>
          </table:table-cell>
        </table:table-row>
        <table:table-row table:style-name="ro1">
          <table:table-cell office:value-type="float" office:value="7290000" calcext:value-type="float">
            <text:p>7290000</text:p>
          </table:table-cell>
          <table:table-cell table:number-columns-repeated="3"/>
          <table:table-cell table:style-name="ce2" table:formula="of:=[quicksort.B8]" office:value-type="float" office:value="664" calcext:value-type="float">
            <text:p>664</text:p>
          </table:table-cell>
          <table:table-cell table:style-name="ce2" table:formula="of:=[heapsort.B8]" office:value-type="float" office:value="2677.83333333333" calcext:value-type="float">
            <text:p>2677.8333333333</text:p>
          </table:table-cell>
          <table:table-cell table:formula="of:=[mergesort.B8]" office:value-type="float" office:value="1027" calcext:value-type="float">
            <text:p>1027</text:p>
          </table:table-cell>
          <table:table-cell table:style-name="ce2" table:formula="of:=[shellsort.B8]" office:value-type="float" office:value="1395" calcext:value-type="float">
            <text:p>1395</text:p>
          </table:table-cell>
          <table:table-cell table:style-name="ce2" table:formula="of:=[qsort_C.B8]" office:value-type="float" office:value="994.166666666667" calcext:value-type="float">
            <text:p>994.1666666667</text:p>
          </table:table-cell>
          <table:table-cell table:formula="of:=[sort_CPP.B8]" office:value-type="float" office:value="488.833333333333" calcext:value-type="float">
            <text:p>488.8333333333</text:p>
          </table:table-cell>
        </table:table-row>
        <table:table-row table:style-name="ro1">
          <table:table-cell office:value-type="float" office:value="21870000" calcext:value-type="float">
            <text:p>21870000</text:p>
          </table:table-cell>
          <table:table-cell table:number-columns-repeated="3"/>
          <table:table-cell table:style-name="ce2" table:formula="of:=[quicksort.B9]" office:value-type="float" office:value="2153.33333333333" calcext:value-type="float">
            <text:p>2153.3333333333</text:p>
          </table:table-cell>
          <table:table-cell table:style-name="ce2" table:formula="of:=[heapsort.B9]" office:value-type="float" office:value="10668.8333333333" calcext:value-type="float">
            <text:p>10668.8333333333</text:p>
          </table:table-cell>
          <table:table-cell table:formula="of:=[mergesort.B9]" office:value-type="float" office:value="3311" calcext:value-type="float">
            <text:p>3311</text:p>
          </table:table-cell>
          <table:table-cell table:style-name="ce2" table:formula="of:=[shellsort.B9]" office:value-type="float" office:value="5530" calcext:value-type="float">
            <text:p>5530</text:p>
          </table:table-cell>
          <table:table-cell table:style-name="ce2" table:formula="of:=[qsort_C.B9]" office:value-type="float" office:value="3211.16666666667" calcext:value-type="float">
            <text:p>3211.1666666667</text:p>
          </table:table-cell>
          <table:table-cell table:formula="of:=[sort_CPP.B9]"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65610000" calcext:value-type="float">
            <text:p>65610000</text:p>
          </table:table-cell>
          <table:table-cell table:number-columns-repeated="3"/>
          <table:table-cell table:style-name="ce2" table:formula="of:=[quicksort.B10]" office:value-type="float" office:value="6730.33333333333" calcext:value-type="float">
            <text:p>6730.3333333333</text:p>
          </table:table-cell>
          <table:table-cell table:style-name="ce2" table:formula="of:=[heapsort.B10]" office:value-type="float" office:value="42629.1666666667" calcext:value-type="float">
            <text:p>42629.1666666667</text:p>
          </table:table-cell>
          <table:table-cell table:formula="of:=[mergesort.B10]" office:value-type="float" office:value="10354.6666666667" calcext:value-type="float">
            <text:p>10354.6666666667</text:p>
          </table:table-cell>
          <table:table-cell table:style-name="ce2" table:formula="of:=[shellsort.B10]" office:value-type="float" office:value="20949.1666666667" calcext:value-type="float">
            <text:p>20949.1666666667</text:p>
          </table:table-cell>
          <table:table-cell table:style-name="ce2" table:formula="of:=[qsort_C.B10]" office:value-type="float" office:value="10263.8333333333" calcext:value-type="float">
            <text:p>10263.8333333333</text:p>
          </table:table-cell>
          <table:table-cell table:formula="of:=[sort_CPP.B10]" office:value-type="float" office:value="5030.5" calcext:value-type="float">
            <text:p>503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9T22:26:08.651605648</dc:date>
    <meta:generator>LibreOffice/4.2.7.2$Linux_X86_64 LibreOffice_project/420m0$Build-2</meta:generator>
    <meta:editing-duration>PT36M53S</meta:editing-duration>
    <meta:editing-cycles>4</meta:editing-cycles>
    <meta:document-statistic meta:table-count="11" meta:cell-count="174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47cm" svg:height="9.601cm" xlink:href=".." xlink:type="simple" chart:class="chart:scatter" chart:style-name="ch1">
        <chart:legend chart:legend-position="end" svg:x="17.398cm" svg:y="4.501cm" style:legend-expansion="high" chart:style-name="ch2"/>
        <chart:plot-area chart:style-name="ch3" table:cell-range-address="quicksort.A1:quicksort.B10" chart:data-source-has-labels="both" svg:x="0.394cm" svg:y="0.192cm" svg:width="16.61cm" svg:height="9.217cm">
          <chartooo:coordinate-region svg:x="1.386cm" svg:y="0.391cm" svg:width="14.875cm" svg:height="8.371cm"/>
          <chart:axis chart:dimension="x" chart:name="primary-x" chart:style-name="ch4" chartooo:axis-type="auto">
            <chart:categories table:cell-range-address="quicksort.A2:quicksor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icksort.B2:quicksort.B10" chart:label-cell-address="quicksort.B1:quicksort.B1" chart:class="chart:scatter">
            <chart:domain table:cell-range-address="quicksort.A2:quicksort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quicksort.B1:quicksor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quicksort.A2:quicksort.A10</svg:desc>
                </draw:g>
              </table:table-cell>
              <table:table-cell office:value-type="float" office:value="0">
                <text:p>0</text:p>
                <draw:g>
                  <svg:desc>quicksort.B2:quicksort.B10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209.166666666667">
                <text:p>209.166666666667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2153.33333333333">
                <text:p>2153.33333333333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6730.33333333333">
                <text:p>6730.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width="0.051cm" svg:stroke-color="#33333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22cm" svg:height="14.893cm" xlink:href=".." xlink:type="simple" chart:class="chart:scatter" chart:column-mapping="2 1 0 3 4 5 6 7 8" chart:style-name="ch1">
        <chart:title svg:x="13.8cm" svg:y="0.433cm" chart:style-name="ch2">
          <text:p>Comparação dos algoritmos</text:p>
        </chart:title>
        <chart:legend svg:x="4.732cm" svg:y="3.224cm" style:legend-expansion="custom" chartooo:width="3.118cm" chartooo:height="4.582cm" style:legend-expansion-aspect-ratio="0.680488869489306" chart:style-name="ch3"/>
        <chart:plot-area chart:style-name="ch4" table:cell-range-address="Resultados.A1:Resultados.J16" chart:data-source-has-labels="both" svg:x="1.677cm" svg:y="1.535cm" svg:width="30.979cm" svg:height="12.08cm">
          <chartooo:coordinate-region svg:x="2.854cm" svg:y="1.734cm" svg:width="29.059cm" svg:height="11.234cm"/>
          <chart:axis chart:dimension="x" chart:name="primary-x" chart:style-name="ch5" chartooo:axis-type="auto">
            <chart:title svg:x="15.587cm" svg:y="13.912cm" chart:style-name="ch6">
              <text:p>Tamanho do vetor (n)</text:p>
            </chart:title>
            <chart:categories table:cell-range-address="Resultados.A2:Resultados.A16"/>
          </chart:axis>
          <chart:axis chart:dimension="y" chart:name="primary-y" chart:style-name="ch5">
            <chart:title svg:x="0.451cm" svg:y="9.431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Resultados.D2:Resultados.D16" chart:label-cell-address="Resultados.D1:Resultados.D1" chart:class="chart:scatter">
            <chart:domain table:cell-range-address="Resultados.A2:Resultados.A16"/>
            <chart:data-point chart:repeated="15"/>
          </chart:series>
          <chart:series chart:style-name="ch10" chart:values-cell-range-address="Resultados.C2:Resultados.C16" chart:label-cell-address="Resultados.C1:Resultados.C1" chart:class="chart:scatter">
            <chart:data-point chart:repeated="15"/>
          </chart:series>
          <chart:series chart:style-name="ch11" chart:values-cell-range-address="Resultados.B2:Resultados.B16" chart:label-cell-address="Resultados.B1:Resultados.B1" chart:class="chart:scatter">
            <chart:data-point chart:repeated="15"/>
          </chart:series>
          <chart:series chart:style-name="ch12" chart:values-cell-range-address="Resultados.E2:Resultados.E16" chart:label-cell-address="Resultados.E1:Resultados.E1" chart:class="chart:scatter">
            <chart:data-point chart:repeated="15"/>
          </chart:series>
          <chart:series chart:style-name="ch13" chart:values-cell-range-address="Resultados.F2:Resultados.F16" chart:label-cell-address="Resultados.F1:Resultados.F1" chart:class="chart:scatter">
            <chart:data-point chart:repeated="15"/>
          </chart:series>
          <chart:series chart:style-name="ch14" chart:values-cell-range-address="Resultados.G2:Resultados.G16" chart:label-cell-address="Resultados.G1:Resultados.G1" chart:class="chart:scatter">
            <chart:data-point chart:repeated="15"/>
          </chart:series>
          <chart:series chart:style-name="ch15" chart:values-cell-range-address="Resultados.H2:Resultados.H16" chart:label-cell-address="Resultados.H1:Resultados.H1" chart:class="chart:scatter">
            <chart:data-point chart:repeated="15"/>
          </chart:series>
          <chart:series chart:style-name="ch16" chart:values-cell-range-address="Resultados.I2:Resultados.I16" chart:label-cell-address="Resultados.I1:Resultados.I1" chart:class="chart:scatter">
            <chart:data-point chart:repeated="15"/>
          </chart:series>
          <chart:series chart:style-name="ch17" chart:values-cell-range-address="Resultados.J2:Resultados.J16" chart:label-cell-address="Resultados.J1:Resultados.J1" chart:class="chart:scatter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Sort</text:p>
                <draw:g>
                  <svg:desc>Resultados.D1:Resultados.D1</svg:desc>
                </draw:g>
              </table:table-cell>
              <table:table-cell office:value-type="string">
                <text:p>Select Sort</text:p>
                <draw:g>
                  <svg:desc>Resultados.C1:Resultados.C1</svg:desc>
                </draw:g>
              </table:table-cell>
              <table:table-cell office:value-type="string">
                <text:p>Bubble Sort</text:p>
                <draw:g>
                  <svg:desc>Resultados.B1:Resultados.B1</svg:desc>
                </draw:g>
              </table:table-cell>
              <table:table-cell office:value-type="string">
                <text:p>Quick Sort</text:p>
                <draw:g>
                  <svg:desc>Resultados.E1:Resultados.E1</svg:desc>
                </draw:g>
              </table:table-cell>
              <table:table-cell office:value-type="string">
                <text:p>Heap Sort</text:p>
                <draw:g>
                  <svg:desc>Resultados.F1:Resultados.F1</svg:desc>
                </draw:g>
              </table:table-cell>
              <table:table-cell office:value-type="string">
                <text:p>Merge Sort</text:p>
                <draw:g>
                  <svg:desc>Resultados.G1:Resultados.G1</svg:desc>
                </draw:g>
              </table:table-cell>
              <table:table-cell office:value-type="string">
                <text:p>Shell Sort</text:p>
                <draw:g>
                  <svg:desc>Resultados.H1:Resultados.H1</svg:desc>
                </draw:g>
              </table:table-cell>
              <table:table-cell office:value-type="string">
                <text:p>Quick Sort C</text:p>
                <draw:g>
                  <svg:desc>Resultados.I1:Resultados.I1</svg:desc>
                </draw:g>
              </table:table-cell>
              <table:table-cell office:value-type="string">
                <text:p>Sort C++</text:p>
                <draw:g>
                  <svg:desc>Resultados.J1:Resultados.J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ados.A2:Resultados.A16</svg:desc>
                </draw:g>
              </table:table-cell>
              <table:table-cell office:value-type="float" office:value="33.6666666666667">
                <text:p>33.6666666666667</text:p>
                <draw:g>
                  <svg:desc>Resultados.D2:Resultados.D16</svg:desc>
                </draw:g>
              </table:table-cell>
              <table:table-cell office:value-type="float" office:value="42">
                <text:p>42</text:p>
                <draw:g>
                  <svg:desc>Resultados.C2:Resultados.C16</svg:desc>
                </draw:g>
              </table:table-cell>
              <table:table-cell office:value-type="float" office:value="106.5">
                <text:p>106.5</text:p>
                <draw:g>
                  <svg:desc>Resultados.B2:Resultados.B16</svg:desc>
                </draw:g>
              </table:table-cell>
              <table:table-cell office:value-type="float" office:value="0">
                <text:p>0</text:p>
                <draw:g>
                  <svg:desc>Resultados.E2:Resultados.E16</svg:desc>
                </draw:g>
              </table:table-cell>
              <table:table-cell office:value-type="float" office:value="0">
                <text:p>0</text:p>
                <draw:g>
                  <svg:desc>Resultados.F2:Resultados.F16</svg:desc>
                </draw:g>
              </table:table-cell>
              <table:table-cell office:value-type="float" office:value="0">
                <text:p>0</text:p>
                <draw:g>
                  <svg:desc>Resultados.G2:Resultados.G16</svg:desc>
                </draw:g>
              </table:table-cell>
              <table:table-cell office:value-type="float" office:value="0">
                <text:p>0</text:p>
                <draw:g>
                  <svg:desc>Resultados.H2:Resultados.H16</svg:desc>
                </draw:g>
              </table:table-cell>
              <table:table-cell office:value-type="float" office:value="0.166666666666667">
                <text:p>0.166666666666667</text:p>
                <draw:g>
                  <svg:desc>Resultados.I2:Resultados.I16</svg:desc>
                </draw:g>
              </table:table-cell>
              <table:table-cell office:value-type="float" office:value="0">
                <text:p>0</text:p>
                <draw:g>
                  <svg:desc>Resultados.J2:Resultados.J16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6.333333333333">
                <text:p>136.333333333333</text:p>
              </table:table-cell>
              <table:table-cell office:value-type="float" office:value="163.666666666667">
                <text:p>163.666666666667</text:p>
              </table:table-cell>
              <table:table-cell office:value-type="float" office:value="479.5">
                <text:p>47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8.166666666667">
                <text:p>308.16666666666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124.83333333333">
                <text:p>1124.8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651.166666666667">
                <text:p>651.166666666667</text:p>
              </table:table-cell>
              <table:table-cell office:value-type="float" office:value="2067.16666666667">
                <text:p>2067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52.166666666667">
                <text:p>852.166666666667</text:p>
              </table:table-cell>
              <table:table-cell office:value-type="float" office:value="1015.5">
                <text:p>1015.5</text:p>
              </table:table-cell>
              <table:table-cell office:value-type="float" office:value="3244.83333333333">
                <text:p>3244.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673.5">
                <text:p>1673.5</text:p>
              </table:table-cell>
              <table:table-cell office:value-type="float" office:value="1992">
                <text:p>1992</text:p>
              </table:table-cell>
              <table:table-cell office:value-type="float" office:value="6436">
                <text:p>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775.66666666667">
                <text:p>2775.66666666667</text:p>
              </table:table-cell>
              <table:table-cell office:value-type="float" office:value="3293.66666666667">
                <text:p>3293.66666666667</text:p>
              </table:table-cell>
              <table:table-cell office:value-type="float" office:value="10637.5">
                <text:p>10637.5</text:p>
              </table:table-cell>
              <table:table-cell office:value-type="float" office:value="6">
                <text:p>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4939">
                <text:p>4939</text:p>
              </table:table-cell>
              <table:table-cell office:value-type="float" office:value="5849">
                <text:p>5849</text:p>
              </table:table-cell>
              <table:table-cell office:value-type="float" office:value="18594.5">
                <text:p>185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7719">
                <text:p>7719</text:p>
              </table:table-cell>
              <table:table-cell office:value-type="float" office:value="9136.33333333334">
                <text:p>9136.33333333334</text:p>
              </table:table-cell>
              <table:table-cell office:value-type="float" office:value="28818.3333333333">
                <text:p>28818.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32.1666666666667">
                <text:p>32.1666666666667</text:p>
              </table:table-cell>
              <table:table-cell office:value-type="float" office:value="28.5">
                <text:p>28.5</text:p>
              </table:table-cell>
              <table:table-cell office:value-type="float" office:value="14.1666666666667">
                <text:p>14.1666666666667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24">
                <text:p>124</text:p>
              </table:table-cell>
              <table:table-cell office:value-type="float" office:value="94.5">
                <text:p>94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166666666667">
                <text:p>209.166666666667</text:p>
              </table:table-cell>
              <table:table-cell office:value-type="float" office:value="625">
                <text:p>625</text:p>
              </table:table-cell>
              <table:table-cell office:value-type="float" office:value="332">
                <text:p>332</text:p>
              </table:table-cell>
              <table:table-cell office:value-type="float" office:value="419.5">
                <text:p>419.5</text:p>
              </table:table-cell>
              <table:table-cell office:value-type="float" office:value="307.666666666667">
                <text:p>307.666666666667</text:p>
              </table:table-cell>
              <table:table-cell office:value-type="float" office:value="152.833333333333">
                <text:p>152.833333333333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2677.83333333333">
                <text:p>2677.83333333333</text:p>
              </table:table-cell>
              <table:table-cell office:value-type="float" office:value="1027">
                <text:p>1027</text:p>
              </table:table-cell>
              <table:table-cell office:value-type="float" office:value="1395">
                <text:p>1395</text:p>
              </table:table-cell>
              <table:table-cell office:value-type="float" office:value="994.166666666667">
                <text:p>994.166666666667</text:p>
              </table:table-cell>
              <table:table-cell office:value-type="float" office:value="488.833333333333">
                <text:p>488.833333333333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3.33333333333">
                <text:p>2153.33333333333</text:p>
              </table:table-cell>
              <table:table-cell office:value-type="float" office:value="10668.8333333333">
                <text:p>10668.8333333333</text:p>
              </table:table-cell>
              <table:table-cell office:value-type="float" office:value="3311">
                <text:p>3311</text:p>
              </table:table-cell>
              <table:table-cell office:value-type="float" office:value="5530">
                <text:p>5530</text:p>
              </table:table-cell>
              <table:table-cell office:value-type="float" office:value="3211.16666666667">
                <text:p>3211.16666666667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.33333333333">
                <text:p>6730.33333333333</text:p>
              </table:table-cell>
              <table:table-cell office:value-type="float" office:value="42629.1666666667">
                <text:p>42629.1666666667</text:p>
              </table:table-cell>
              <table:table-cell office:value-type="float" office:value="10354.6666666667">
                <text:p>10354.6666666667</text:p>
              </table:table-cell>
              <table:table-cell office:value-type="float" office:value="20949.1666666667">
                <text:p>20949.1666666667</text:p>
              </table:table-cell>
              <table:table-cell office:value-type="float" office:value="10263.8333333333">
                <text:p>10263.8333333333</text:p>
              </table:table-cell>
              <table:table-cell office:value-type="float" office:value="5030.5">
                <text:p>5030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33333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9cm" svg:height="10.34cm" xlink:href=".." xlink:type="simple" chart:class="chart:scatter" chart:style-name="ch1">
        <chart:title svg:x="5.018cm" svg:y="0.342cm" chart:style-name="ch2">
          <text:p>Comparação dos algoritmos</text:p>
        </chart:title>
        <chart:subtitle svg:x="6.83cm" svg:y="1.353cm" chart:style-name="ch3">
          <text:p>Ineficientes</text:p>
        </chart:subtitle>
        <chart:legend svg:x="3.43cm" svg:y="3.193cm" style:legend-expansion="custom" chartooo:width="3.157cm" chartooo:height="1.831cm" style:legend-expansion-aspect-ratio="1.72419442927362" chart:style-name="ch4"/>
        <chart:plot-area chart:style-name="ch5" table:cell-range-address="Resultados.A1:Resultados.D10" chart:data-source-has-labels="both" svg:x="1.326cm" svg:y="2.268cm" svg:width="14.118cm" svg:height="6.885cm">
          <chartooo:coordinate-region svg:x="2.503cm" svg:y="2.467cm" svg:width="12.384cm" svg:height="6.039cm"/>
          <chart:axis chart:dimension="x" chart:name="primary-x" chart:style-name="ch6" chartooo:axis-type="auto">
            <chart:title svg:x="6.806cm" svg:y="9.359cm" chart:style-name="ch7">
              <text:p>Tamanho do vetor (n)</text:p>
            </chart:title>
            <chart:categories table:cell-range-address="Resultados.A2:Resultados.A10"/>
          </chart:axis>
          <chart:axis chart:dimension="y" chart:name="primary-y" chart:style-name="ch6">
            <chart:title svg:x="0.451cm" svg:y="7.566cm" chart:style-name="ch8">
              <text:p>Tempo de execução (ms)</text:p>
            </chart:title>
            <chart:grid chart:style-name="ch9" chart:class="major"/>
          </chart:axis>
          <chart:series chart:style-name="ch10" chart:values-cell-range-address="Resultados.B2:Resultados.B10" chart:label-cell-address="Resultados.B1:Resultados.B1" chart:class="chart:scatter">
            <chart:domain table:cell-range-address="Resultados.A2:Resultados.A10"/>
            <chart:data-point chart:repeated="9"/>
          </chart:series>
          <chart:series chart:style-name="ch11" chart:values-cell-range-address="Resultados.C2:Resultados.C10" chart:label-cell-address="Resultados.C1:Resultados.C1" chart:class="chart:scatter">
            <chart:data-point chart:repeated="9"/>
          </chart:series>
          <chart:series chart:style-name="ch12" chart:values-cell-range-address="Resultados.D2:Resultados.D10" chart:label-cell-address="Resultados.D1:Resultados.D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Resultados.B1:Resultados.B1</svg:desc>
                </draw:g>
              </table:table-cell>
              <table:table-cell office:value-type="string">
                <text:p>Select Sort</text:p>
                <draw:g>
                  <svg:desc>Resultados.C1:Resultados.C1</svg:desc>
                </draw:g>
              </table:table-cell>
              <table:table-cell office:value-type="string">
                <text:p>Insert Sort</text:p>
                <draw:g>
                  <svg:desc>Resultados.D1:Resultados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ados.A2:Resultados.A10</svg:desc>
                </draw:g>
              </table:table-cell>
              <table:table-cell office:value-type="float" office:value="106.5">
                <text:p>106.5</text:p>
                <draw:g>
                  <svg:desc>Resultados.B2:Resultados.B10</svg:desc>
                </draw:g>
              </table:table-cell>
              <table:table-cell office:value-type="float" office:value="42">
                <text:p>42</text:p>
                <draw:g>
                  <svg:desc>Resultados.C2:Resultados.C10</svg:desc>
                </draw:g>
              </table:table-cell>
              <table:table-cell office:value-type="float" office:value="33.6666666666667">
                <text:p>33.6666666666667</text:p>
                <draw:g>
                  <svg:desc>Resultados.D2:Resultados.D1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79.5">
                <text:p>479.5</text:p>
              </table:table-cell>
              <table:table-cell office:value-type="float" office:value="163.666666666667">
                <text:p>163.666666666667</text:p>
              </table:table-cell>
              <table:table-cell office:value-type="float" office:value="136.333333333333">
                <text:p>136.33333333333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24.83333333333">
                <text:p>1124.83333333333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08.166666666667">
                <text:p>308.166666666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067.16666666667">
                <text:p>2067.16666666667</text:p>
              </table:table-cell>
              <table:table-cell office:value-type="float" office:value="651.166666666667">
                <text:p>651.166666666667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244.83333333333">
                <text:p>3244.83333333333</text:p>
              </table:table-cell>
              <table:table-cell office:value-type="float" office:value="1015.5">
                <text:p>1015.5</text:p>
              </table:table-cell>
              <table:table-cell office:value-type="float" office:value="852.166666666667">
                <text:p>852.16666666666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436">
                <text:p>6436</text:p>
              </table:table-cell>
              <table:table-cell office:value-type="float" office:value="1992">
                <text:p>1992</text:p>
              </table:table-cell>
              <table:table-cell office:value-type="float" office:value="1673.5">
                <text:p>1673.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0637.5">
                <text:p>10637.5</text:p>
              </table:table-cell>
              <table:table-cell office:value-type="float" office:value="3293.66666666667">
                <text:p>3293.66666666667</text:p>
              </table:table-cell>
              <table:table-cell office:value-type="float" office:value="2775.66666666667">
                <text:p>2775.6666666666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8594.5">
                <text:p>18594.5</text:p>
              </table:table-cell>
              <table:table-cell office:value-type="float" office:value="5849">
                <text:p>5849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8818.3333333333">
                <text:p>28818.3333333333</text:p>
              </table:table-cell>
              <table:table-cell office:value-type="float" office:value="9136.33333333334">
                <text:p>9136.33333333334</text:p>
              </table:table-cell>
              <table:table-cell office:value-type="float" office:value="7719">
                <text:p>77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33333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cm" chart:symbol-height="0.1cm" chart:link-data-style-to-source="true">
        <chart:symbol-image/>
      </style:chart-properties>
      <style:graphic-properties svg:stroke-width="0.051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cm" svg:height="10.377cm" xlink:href=".." xlink:type="simple" chart:class="chart:scatter" chart:style-name="ch1">
        <chart:title svg:x="6.189cm" svg:y="0.343cm" chart:style-name="ch2">
          <text:p>Comparação dos algoritmos</text:p>
        </chart:title>
        <chart:subtitle svg:x="8.133cm" svg:y="1.355cm" chart:style-name="ch3">
          <text:p>Eficientes</text:p>
        </chart:subtitle>
        <chart:legend svg:x="3.568cm" svg:y="3.23cm" style:legend-expansion="custom" chartooo:width="3.118cm" chartooo:height="3.088cm" style:legend-expansion-aspect-ratio="1.00971502590674" chart:style-name="ch4"/>
        <chart:plot-area chart:style-name="ch5" table:cell-range-address="Resultados.A1:Resultados.A16 Resultados.E1:Resultados.J16" chart:data-source-has-labels="both" svg:x="1.373cm" svg:y="2.271cm" svg:width="16.365cm" svg:height="6.918cm">
          <chartooo:coordinate-region svg:x="2.55cm" svg:y="2.47cm" svg:width="14.445cm" svg:height="6.072cm"/>
          <chart:axis chart:dimension="x" chart:name="primary-x" chart:style-name="ch6" chartooo:axis-type="auto">
            <chart:title svg:x="7.976cm" svg:y="9.396cm" chart:style-name="ch7">
              <text:p>Tamanho do vetor (n)</text:p>
            </chart:title>
            <chart:categories table:cell-range-address="Resultados.A2:Resultados.A16"/>
          </chart:axis>
          <chart:axis chart:dimension="y" chart:name="primary-y" chart:style-name="ch6">
            <chart:title svg:x="0.451cm" svg:y="7.586cm" chart:style-name="ch8">
              <text:p>Tempo de execução (ms)</text:p>
            </chart:title>
            <chart:grid chart:style-name="ch9" chart:class="major"/>
          </chart:axis>
          <chart:series chart:style-name="ch10" chart:values-cell-range-address="Resultados.E2:Resultados.E16" chart:label-cell-address="Resultados.E1:Resultados.E1" chart:class="chart:scatter">
            <chart:domain table:cell-range-address="Resultados.A2:Resultados.A16"/>
            <chart:data-point chart:repeated="15"/>
          </chart:series>
          <chart:series chart:style-name="ch11" chart:values-cell-range-address="Resultados.F2:Resultados.F16" chart:label-cell-address="Resultados.F1:Resultados.F1" chart:class="chart:scatter">
            <chart:data-point chart:repeated="15"/>
          </chart:series>
          <chart:series chart:style-name="ch12" chart:values-cell-range-address="Resultados.G2:Resultados.G16" chart:label-cell-address="Resultados.G1:Resultados.G1" chart:class="chart:scatter">
            <chart:data-point chart:repeated="15"/>
          </chart:series>
          <chart:series chart:style-name="ch13" chart:values-cell-range-address="Resultados.H2:Resultados.H16" chart:label-cell-address="Resultados.H1:Resultados.H1" chart:class="chart:scatter">
            <chart:data-point chart:repeated="15"/>
          </chart:series>
          <chart:series chart:style-name="ch14" chart:values-cell-range-address="Resultados.I2:Resultados.I16" chart:label-cell-address="Resultados.I1:Resultados.I1" chart:class="chart:scatter">
            <chart:data-point chart:repeated="15"/>
          </chart:series>
          <chart:series chart:style-name="ch15" chart:values-cell-range-address="Resultados.J2:Resultados.J16" chart:label-cell-address="Resultados.J1:Resultados.J1" chart:class="chart:scatter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Resultados.E1:Resultados.E1</svg:desc>
                </draw:g>
              </table:table-cell>
              <table:table-cell office:value-type="string">
                <text:p>Heap Sort</text:p>
                <draw:g>
                  <svg:desc>Resultados.F1:Resultados.F1</svg:desc>
                </draw:g>
              </table:table-cell>
              <table:table-cell office:value-type="string">
                <text:p>Merge Sort</text:p>
                <draw:g>
                  <svg:desc>Resultados.G1:Resultados.G1</svg:desc>
                </draw:g>
              </table:table-cell>
              <table:table-cell office:value-type="string">
                <text:p>Shell Sort</text:p>
                <draw:g>
                  <svg:desc>Resultados.H1:Resultados.H1</svg:desc>
                </draw:g>
              </table:table-cell>
              <table:table-cell office:value-type="string">
                <text:p>Quick Sort C</text:p>
                <draw:g>
                  <svg:desc>Resultados.I1:Resultados.I1</svg:desc>
                </draw:g>
              </table:table-cell>
              <table:table-cell office:value-type="string">
                <text:p>Sort C++</text:p>
                <draw:g>
                  <svg:desc>Resultados.J1:Resultados.J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ados.A2:Resultados.A16</svg:desc>
                </draw:g>
              </table:table-cell>
              <table:table-cell office:value-type="float" office:value="0">
                <text:p>0</text:p>
                <draw:g>
                  <svg:desc>Resultados.E2:Resultados.E16</svg:desc>
                </draw:g>
              </table:table-cell>
              <table:table-cell office:value-type="float" office:value="0">
                <text:p>0</text:p>
                <draw:g>
                  <svg:desc>Resultados.F2:Resultados.F16</svg:desc>
                </draw:g>
              </table:table-cell>
              <table:table-cell office:value-type="float" office:value="0">
                <text:p>0</text:p>
                <draw:g>
                  <svg:desc>Resultados.G2:Resultados.G16</svg:desc>
                </draw:g>
              </table:table-cell>
              <table:table-cell office:value-type="float" office:value="0">
                <text:p>0</text:p>
                <draw:g>
                  <svg:desc>Resultados.H2:Resultados.H16</svg:desc>
                </draw:g>
              </table:table-cell>
              <table:table-cell office:value-type="float" office:value="0.166666666666667">
                <text:p>0.166666666666667</text:p>
                <draw:g>
                  <svg:desc>Resultados.I2:Resultados.I16</svg:desc>
                </draw:g>
              </table:table-cell>
              <table:table-cell office:value-type="float" office:value="0">
                <text:p>0</text:p>
                <draw:g>
                  <svg:desc>Resultados.J2:Resultados.J16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">
                <text:p>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32.1666666666667">
                <text:p>32.1666666666667</text:p>
              </table:table-cell>
              <table:table-cell office:value-type="float" office:value="28.5">
                <text:p>28.5</text:p>
              </table:table-cell>
              <table:table-cell office:value-type="float" office:value="14.1666666666667">
                <text:p>14.1666666666667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65.5">
                <text:p>65.5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24">
                <text:p>124</text:p>
              </table:table-cell>
              <table:table-cell office:value-type="float" office:value="94.5">
                <text:p>94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209.166666666667">
                <text:p>209.166666666667</text:p>
              </table:table-cell>
              <table:table-cell office:value-type="float" office:value="625">
                <text:p>625</text:p>
              </table:table-cell>
              <table:table-cell office:value-type="float" office:value="332">
                <text:p>332</text:p>
              </table:table-cell>
              <table:table-cell office:value-type="float" office:value="419.5">
                <text:p>419.5</text:p>
              </table:table-cell>
              <table:table-cell office:value-type="float" office:value="307.666666666667">
                <text:p>307.666666666667</text:p>
              </table:table-cell>
              <table:table-cell office:value-type="float" office:value="152.833333333333">
                <text:p>152.833333333333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664">
                <text:p>664</text:p>
              </table:table-cell>
              <table:table-cell office:value-type="float" office:value="2677.83333333333">
                <text:p>2677.83333333333</text:p>
              </table:table-cell>
              <table:table-cell office:value-type="float" office:value="1027">
                <text:p>1027</text:p>
              </table:table-cell>
              <table:table-cell office:value-type="float" office:value="1395">
                <text:p>1395</text:p>
              </table:table-cell>
              <table:table-cell office:value-type="float" office:value="994.166666666667">
                <text:p>994.166666666667</text:p>
              </table:table-cell>
              <table:table-cell office:value-type="float" office:value="488.833333333333">
                <text:p>488.833333333333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2153.33333333333">
                <text:p>2153.33333333333</text:p>
              </table:table-cell>
              <table:table-cell office:value-type="float" office:value="10668.8333333333">
                <text:p>10668.8333333333</text:p>
              </table:table-cell>
              <table:table-cell office:value-type="float" office:value="3311">
                <text:p>3311</text:p>
              </table:table-cell>
              <table:table-cell office:value-type="float" office:value="5530">
                <text:p>5530</text:p>
              </table:table-cell>
              <table:table-cell office:value-type="float" office:value="3211.16666666667">
                <text:p>3211.16666666667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6730.33333333333">
                <text:p>6730.33333333333</text:p>
              </table:table-cell>
              <table:table-cell office:value-type="float" office:value="42629.1666666667">
                <text:p>42629.1666666667</text:p>
              </table:table-cell>
              <table:table-cell office:value-type="float" office:value="10354.6666666667">
                <text:p>10354.6666666667</text:p>
              </table:table-cell>
              <table:table-cell office:value-type="float" office:value="20949.1666666667">
                <text:p>20949.1666666667</text:p>
              </table:table-cell>
              <table:table-cell office:value-type="float" office:value="10263.8333333333">
                <text:p>10263.8333333333</text:p>
              </table:table-cell>
              <table:table-cell office:value-type="float" office:value="5030.5">
                <text:p>5030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04cm" svg:height="10.793cm" xlink:href=".." xlink:type="simple" chart:class="chart:scatter" chart:style-name="ch1">
        <chart:legend chart:legend-position="end" svg:x="19.055cm" svg:y="5.097cm" style:legend-expansion="high" chart:style-name="ch2"/>
        <chart:plot-area chart:style-name="ch3" table:cell-range-address="heapsort.A1:heapsort.B10" chart:data-source-has-labels="both" svg:x="0.428cm" svg:y="0.215cm" svg:width="18.199cm" svg:height="10.363cm">
          <chartooo:coordinate-region svg:x="1.605cm" svg:y="0.414cm" svg:width="16.279cm" svg:height="9.517cm"/>
          <chart:axis chart:dimension="x" chart:name="primary-x" chart:style-name="ch4" chartooo:axis-type="auto">
            <chart:categories table:cell-range-address="heapsort.A2:heapsor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eapsort.B2:heapsort.B10" chart:label-cell-address="heapsort.B1:heapsort.B1" chart:class="chart:scatter">
            <chart:domain table:cell-range-address="heapsort.A2:heapsort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heapsort.B1:heapsor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eapsort.A2:heapsort.A10</svg:desc>
                </draw:g>
              </table:table-cell>
              <table:table-cell office:value-type="float" office:value="0">
                <text:p>0</text:p>
                <draw:g>
                  <svg:desc>heapsort.B2:heapsort.B10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132.666666666667">
                <text:p>132.666666666667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2677.83333333333">
                <text:p>2677.83333333333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10668.8333333333">
                <text:p>10668.8333333333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42629.1666666667">
                <text:p>42629.1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5cm" svg:height="11.407cm" xlink:href=".." xlink:type="simple" chart:class="chart:scatter" chart:column-mapping="0" chart:style-name="ch1">
        <chart:legend chart:legend-position="end" svg:x="19.656cm" svg:y="5.404cm" style:legend-expansion="high" chart:style-name="ch2"/>
        <chart:plot-area chart:style-name="ch3" table:cell-range-address="mergesort.A1:mergesort.B10" chart:data-source-has-labels="both" svg:x="0.44cm" svg:y="0.228cm" svg:width="18.776cm" svg:height="10.951cm">
          <chartooo:coordinate-region svg:x="1.617cm" svg:y="0.427cm" svg:width="16.856cm" svg:height="10.105cm"/>
          <chart:axis chart:dimension="x" chart:name="primary-x" chart:style-name="ch4" chartooo:axis-type="auto">
            <chart:categories table:cell-range-address="mergesort.A2:mergesor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0" chart:label-cell-address="mergesort.B1:mergesort.B1" chart:class="chart:scatter">
            <chart:domain table:cell-range-address="mergesort.A2:mergesort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</text:p>
                <draw:g>
                  <svg:desc>mergesort.B1:mergesor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mergesort.A2:mergesort.A10</svg:desc>
                </draw:g>
              </table:table-cell>
              <table:table-cell office:value-type="float" office:value="10000">
                <text:p>10000</text:p>
                <draw:g>
                  <svg:desc>mergesort.A2:mergesort.A10</svg:desc>
                </draw:g>
              </table:table-cell>
              <table:table-cell office:value-type="float" office:value="0">
                <text:p>0</text:p>
                <draw:g>
                  <svg:desc>mergesort.B2:mergesort.B10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70000">
                <text:p>270000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810000">
                <text:p>810000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2430000">
                <text:p>24300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7290000">
                <text:p>729000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21870000">
                <text:p>21870000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65610000">
                <text:p>65610000</text:p>
              </table:table-cell>
              <table:table-cell office:value-type="float" office:value="10354.6666666667">
                <text:p>10354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95cm" svg:height="11.588cm" xlink:href=".." xlink:type="simple" chart:class="chart:scatter" chart:style-name="ch1">
        <chart:legend chart:legend-position="end" svg:x="18.746cm" svg:y="5.495cm" style:legend-expansion="high" chart:style-name="ch2"/>
        <chart:plot-area chart:style-name="ch3" table:cell-range-address="shellsort.A1:shellsort.B10" chart:data-source-has-labels="both" svg:x="0.421cm" svg:y="0.231cm" svg:width="17.904cm" svg:height="11.126cm">
          <chartooo:coordinate-region svg:x="1.598cm" svg:y="0.43cm" svg:width="15.984cm" svg:height="10.28cm"/>
          <chart:axis chart:dimension="x" chart:name="primary-x" chart:style-name="ch4" chartooo:axis-type="auto">
            <chart:categories table:cell-range-address="shellsort.A2:shellsor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llsort.B2:shellsort.B10" chart:label-cell-address="shellsort.B1:shellsort.B1" chart:class="chart:scatter">
            <chart:domain table:cell-range-address="shellsort.A2:shellsort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shellsort.B1:shellsor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llsort.A2:shellsort.A10</svg:desc>
                </draw:g>
              </table:table-cell>
              <table:table-cell office:value-type="float" office:value="0">
                <text:p>0</text:p>
                <draw:g>
                  <svg:desc>shellsort.B2:shellsort.B10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419.5">
                <text:p>419.5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20949.1666666667">
                <text:p>20949.1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84cm" svg:height="11.479cm" xlink:href=".." xlink:type="simple" chart:class="chart:scatter" chart:style-name="ch1">
        <chart:legend chart:legend-position="end" svg:x="17.235cm" svg:y="5.44cm" style:legend-expansion="high" chart:style-name="ch2"/>
        <chart:plot-area chart:style-name="ch3" table:cell-range-address="qsort_C.A1:qsort_C.B10" chart:data-source-has-labels="both" svg:x="0.391cm" svg:y="0.229cm" svg:width="16.453cm" svg:height="11.021cm">
          <chartooo:coordinate-region svg:x="1.568cm" svg:y="0.429cm" svg:width="14.533cm" svg:height="10.174cm"/>
          <chart:axis chart:dimension="x" chart:name="primary-x" chart:style-name="ch4" chartooo:axis-type="auto">
            <chart:categories table:cell-range-address="qsort_C.A2:qsort_C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sort_C.B2:qsort_C.B10" chart:label-cell-address="qsort_C.B1:qsort_C.B1" chart:class="chart:scatter">
            <chart:domain table:cell-range-address="qsort_C.A2:qsort_C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qsort_C.B1:qsort_C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qsort_C.A2:qsort_C.A10</svg:desc>
                </draw:g>
              </table:table-cell>
              <table:table-cell office:value-type="float" office:value="0.166666666666667">
                <text:p>0.166666666666667</text:p>
                <draw:g>
                  <svg:desc>qsort_C.B2:qsort_C.B10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307.666666666667">
                <text:p>307.666666666667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994.166666666667">
                <text:p>994.166666666667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3211.16666666667">
                <text:p>3211.16666666667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10263.8333333333">
                <text:p>10263.8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21cm" svg:height="11.895cm" xlink:href=".." xlink:type="simple" chart:class="chart:scatter" chart:style-name="ch1">
        <chart:legend chart:legend-position="end" svg:x="18.072cm" svg:y="5.648cm" style:legend-expansion="high" chart:style-name="ch2"/>
        <chart:plot-area chart:style-name="ch3" table:cell-range-address="sort_CPP.A1:sort_CPP.B10" chart:data-source-has-labels="both" svg:x="0.408cm" svg:y="0.237cm" svg:width="17.256cm" svg:height="11.421cm">
          <chartooo:coordinate-region svg:x="1.4cm" svg:y="0.437cm" svg:width="15.521cm" svg:height="10.574cm"/>
          <chart:axis chart:dimension="x" chart:name="primary-x" chart:style-name="ch4" chartooo:axis-type="auto">
            <chart:categories table:cell-range-address="sort_CPP.A2:sort_CPP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rt_CPP.B2:sort_CPP.B10" chart:label-cell-address="sort_CPP.B1:sort_CPP.B1" chart:class="chart:scatter">
            <chart:domain table:cell-range-address="sort_CPP.A2:sort_CPP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sort_CPP.B1:sort_CPP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ort_CPP.A2:sort_CPP.A10</svg:desc>
                </draw:g>
              </table:table-cell>
              <table:table-cell office:value-type="float" office:value="0">
                <text:p>0</text:p>
                <draw:g>
                  <svg:desc>sort_CPP.B2:sort_CPP.B10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14.1666666666667">
                <text:p>14.1666666666667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152.833333333333">
                <text:p>152.833333333333</text:p>
              </table:table-cell>
            </table:table-row>
            <table:table-row>
              <table:table-cell office:value-type="float" office:value="7290000">
                <text:p>7290000</text:p>
              </table:table-cell>
              <table:table-cell office:value-type="float" office:value="488.833333333333">
                <text:p>488.833333333333</text:p>
              </table:table-cell>
            </table:table-row>
            <table:table-row>
              <table:table-cell office:value-type="float" office:value="21870000">
                <text:p>2187000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65610000">
                <text:p>65610000</text:p>
              </table:table-cell>
              <table:table-cell office:value-type="float" office:value="5030.5">
                <text:p>5030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94cm" svg:height="11.118cm" xlink:href=".." xlink:type="simple" chart:class="chart:scatter" chart:style-name="ch1">
        <chart:legend chart:legend-position="end" svg:x="17.945cm" svg:y="5.26cm" style:legend-expansion="high" chart:style-name="ch2"/>
        <chart:plot-area chart:style-name="ch3" table:cell-range-address="bubblesort.A1:bubblesort.B10" chart:data-source-has-labels="both" svg:x="0.405cm" svg:y="0.222cm" svg:width="17.135cm" svg:height="10.674cm">
          <chartooo:coordinate-region svg:x="1.582cm" svg:y="0.421cm" svg:width="15.401cm" svg:height="9.828cm"/>
          <chart:axis chart:dimension="x" chart:name="primary-x" chart:style-name="ch4" chartooo:axis-type="auto">
            <chart:categories table:cell-range-address="bubblesort.A2:bubblesor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bblesort.B2:bubblesort.B10" chart:label-cell-address="bubblesort.B1:bubblesort.B1" chart:class="chart:scatter">
            <chart:domain table:cell-range-address="bubblesort.A2:bubblesort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bubblesort.B1:bubblesor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bubblesort.A2:bubblesort.A10</svg:desc>
                </draw:g>
              </table:table-cell>
              <table:table-cell office:value-type="float" office:value="106.5">
                <text:p>106.5</text:p>
                <draw:g>
                  <svg:desc>bubblesort.B2:bubblesort.B1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24.83333333333">
                <text:p>1124.83333333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067.16666666667">
                <text:p>2067.1666666666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244.83333333333">
                <text:p>3244.833333333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0637.5">
                <text:p>10637.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8594.5">
                <text:p>18594.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8818.3333333333">
                <text:p>28818.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651cm" svg:y="4.201cm" style:legend-expansion="high" chart:style-name="ch2"/>
        <chart:plot-area chart:style-name="ch3" table:cell-range-address="selectsort.A2:selectsort.B10 selectsort.B1:selectsort.B1" chart:data-source-has-labels="both" svg:x="0.32cm" svg:y="0.18cm" svg:width="13.011cm" svg:height="8.64cm">
          <chartooo:coordinate-region svg:x="1.497cm" svg:y="0.379cm" svg:width="11.277cm" svg:height="7.794cm"/>
          <chart:axis chart:dimension="x" chart:name="primary-x" chart:style-name="ch4" chartooo:axis-type="auto">
            <chart:categories table:cell-range-address="selectsort.A2:selectsor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lectsort.B2:selectsort.B10" chart:label-cell-address="selectsort.B1:selectsort.B1" chart:class="chart:scatter">
            <chart:domain table:cell-range-address="selectsort.A2:selectsort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</text:p>
                <draw:g>
                  <svg:desc>selectsort.B1:selectsor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electsort.A2:selectsort.A10</svg:desc>
                </draw:g>
              </table:table-cell>
              <table:table-cell office:value-type="float" office:value="10000">
                <text:p>10000</text:p>
                <draw:g>
                  <svg:desc>selectsort.A2:selectsort.A10</svg:desc>
                </draw:g>
              </table:table-cell>
              <table:table-cell office:value-type="float" office:value="42">
                <text:p>42</text:p>
                <draw:g>
                  <svg:desc>selectsort.B2:selectsort.B1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63.666666666667">
                <text:p>163.66666666666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66.666666666667">
                <text:p>366.666666666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651.166666666667">
                <text:p>651.16666666666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015.5">
                <text:p>1015.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3293.66666666667">
                <text:p>3293.6666666666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9136.33333333334">
                <text:p>9136.33333333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1cm" svg:height="12.039cm" xlink:href=".." xlink:type="simple" chart:class="chart:scatter" chart:style-name="ch1">
        <chart:legend chart:legend-position="end" svg:x="19.092cm" svg:y="5.72cm" style:legend-expansion="high" chart:style-name="ch2"/>
        <chart:plot-area chart:style-name="ch3" table:cell-range-address="insertsort.A1:insertsort.B10" chart:data-source-has-labels="both" svg:x="0.428cm" svg:y="0.24cm" svg:width="18.236cm" svg:height="11.559cm">
          <chartooo:coordinate-region svg:x="1.42cm" svg:y="0.44cm" svg:width="16.687cm" svg:height="10.712cm"/>
          <chart:axis chart:dimension="x" chart:name="primary-x" chart:style-name="ch4" chartooo:axis-type="auto">
            <chart:categories table:cell-range-address="insertsort.A2:insertsor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ertsort.B2:insertsort.B10" chart:label-cell-address="insertsort.B1:insertsort.B1" chart:class="chart:scatter">
            <chart:domain table:cell-range-address="insertsort.A2:insertsort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insertsort.B1:insertsor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insertsort.A2:insertsort.A10</svg:desc>
                </draw:g>
              </table:table-cell>
              <table:table-cell office:value-type="float" office:value="33.6666666666667">
                <text:p>33.6666666666667</text:p>
                <draw:g>
                  <svg:desc>insertsort.B2:insertsort.B1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6.333333333333">
                <text:p>136.33333333333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8.166666666667">
                <text:p>308.166666666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52.166666666667">
                <text:p>852.16666666666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673.5">
                <text:p>1673.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775.66666666667">
                <text:p>2775.6666666666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7719">
                <text:p>77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